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102.64pt"/>
    </style:style>
    <style:style style:name="co13" style:family="table-column">
      <style:table-column-properties fo:break-before="auto" style:column-width="92.61pt"/>
    </style:style>
    <style:style style:name="co14" style:family="table-column">
      <style:table-column-properties fo:break-before="auto" style:column-width="104.2pt"/>
    </style:style>
    <style:style style:name="co15" style:family="table-column">
      <style:table-column-properties fo:break-before="auto" style:column-width="98.79pt"/>
    </style:style>
    <style:style style:name="co16" style:family="table-column">
      <style:table-column-properties fo:break-before="auto" style:column-width="73.3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106.5pt"/>
    </style:style>
    <style:style style:name="co19" style:family="table-column">
      <style:table-column-properties fo:break-before="auto" style:column-width="93.4pt"/>
    </style:style>
    <style:style style:name="co20" style:family="table-column">
      <style:table-column-properties fo:break-before="auto" style:column-width="89.49pt"/>
    </style:style>
    <style:style style:name="co21" style:family="table-column">
      <style:table-column-properties fo:break-before="auto" style:column-width="91.84pt"/>
    </style:style>
    <style:style style:name="co22" style:family="table-column">
      <style:table-column-properties fo:break-before="auto" style:column-width="54pt"/>
    </style:style>
    <style:style style:name="co23" style:family="table-column">
      <style:table-column-properties fo:break-before="auto" style:column-width="101.11pt"/>
    </style:style>
    <style:style style:name="co24" style:family="table-column">
      <style:table-column-properties fo:break-before="auto" style:column-width="94.96pt"/>
    </style:style>
    <style:style style:name="co25" style:family="table-column">
      <style:table-column-properties fo:break-before="auto" style:column-width="87.99pt"/>
    </style:style>
    <style:style style:name="ro1" style:family="table-row">
      <style:table-row-properties style:row-height="55.45pt" fo:break-before="auto" style:use-optimal-row-height="fals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17.21pt" fo:break-before="auto" style:use-optimal-row-height="false"/>
    </style:style>
    <style:style style:name="ro4" style:family="table-row">
      <style:table-row-properties style:row-height="20.21pt" fo:break-before="auto" style:use-optimal-row-height="false"/>
    </style:style>
    <style:style style:name="ro5" style:family="table-row">
      <style:table-row-properties style:row-height="41.95pt" fo:break-before="auto" style:use-optimal-row-height="false"/>
    </style:style>
    <style:style style:name="ro6" style:family="table-row">
      <style:table-row-properties style:row-height="29.2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9.96pt" fo:break-before="auto" style:use-optimal-row-height="tru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23.9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23.19pt" fo:break-before="auto" style:use-optimal-row-height="false"/>
    </style:style>
    <style:style style:name="ro13" style:family="table-row">
      <style:table-row-properties style:row-height="21.71pt" fo:break-before="auto" style:use-optimal-row-height="false"/>
    </style:style>
    <style:style style:name="ro14" style:family="table-row">
      <style:table-row-properties style:row-height="41.19pt" fo:break-before="auto" style:use-optimal-row-height="false"/>
    </style:style>
    <style:style style:name="ro15" style:family="table-row">
      <style:table-row-properties style:row-height="17.94pt" fo:break-before="auto" style:use-optimal-row-height="false"/>
    </style:style>
    <style:style style:name="ro16" style:family="table-row">
      <style:table-row-properties style:row-height="36.71pt" fo:break-before="auto" style:use-optimal-row-height="false"/>
    </style:style>
    <style:style style:name="ro17" style:family="table-row">
      <style:table-row-properties style:row-height="40.45pt" fo:break-before="auto" style:use-optimal-row-height="false"/>
    </style:style>
    <style:style style:name="ro18" style:family="table-row">
      <style:table-row-properties style:row-height="32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cc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00cc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fo:wrap-option="wrap" fo:border="0.06pt solid #000000"/>
    </style:style>
    <style:style style:name="ce6" style:family="table-cell" style:parent-style-name="Default">
      <style:table-cell-properties fo:background-color="#ff9900" fo:wrap-option="wrap" fo:border="0.06pt solid #000000"/>
    </style:style>
    <style:style style:name="ce7" style:family="table-cell" style:parent-style-name="Default">
      <style:table-cell-properties fo:background-color="#ff9999" fo:border="0.06pt solid #000000"/>
    </style:style>
    <style:style style:name="ce8" style:family="table-cell" style:parent-style-name="Default">
      <style:table-cell-properties fo:background-color="#ff9900" fo:border="0.06pt solid #000000"/>
    </style:style>
    <style:style style:name="ce9" style:family="table-cell" style:parent-style-name="Default" style:data-style-name="N122">
      <style:table-cell-properties fo:background-color="#ff9999"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66ffff" fo:border="0.06pt solid #000000"/>
    </style:style>
    <style:style style:name="ce12" style:family="table-cell" style:parent-style-name="Default" style:data-style-name="N122">
      <style:table-cell-properties fo:background-color="#66ffff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22">
      <style:table-cell-properties fo:border="0.06pt solid #000000"/>
    </style:style>
    <style:style style:name="ce15" style:family="table-cell" style:parent-style-name="Default" style:data-style-name="N122">
      <style:table-cell-properties fo:border="none"/>
    </style:style>
    <style:style style:name="ce1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122">
      <style:table-cell-properties fo:wrap-option="wrap" fo:border="0.06pt solid #000000"/>
    </style:style>
    <style:style style:name="ce18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9999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cccc" fo:border="0.06pt solid #000000"/>
    </style:style>
    <style:style style:name="ce2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cccccc" fo:wrap-option="wrap" fo:border="0.06pt solid #000000"/>
    </style:style>
    <style:style style:name="ce23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dddddd" fo:border="0.06pt solid #000000"/>
    </style:style>
    <style:style style:name="ce26" style:family="table-cell" style:parent-style-name="Default" style:data-style-name="N61">
      <style:table-cell-properties fo:background-color="#cccccc" fo:border="0.06pt solid #000000"/>
    </style:style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 style:data-style-name="N0">
      <style:table-cell-properties fo:background-color="#99ff99" fo:border="0.06pt solid #000000"/>
      <style:text-properties fo:color="#000000"/>
    </style:style>
    <style:style style:name="ce29" style:family="table-cell" style:parent-style-name="Default" style:data-style-name="N0">
      <style:table-cell-properties fo:background-color="#99ff99" fo:border="0.06pt solid #000000"/>
    </style:style>
    <style:style style:name="ce30" style:family="table-cell" style:parent-style-name="Default">
      <style:table-cell-properties fo:background-color="#99ff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h</text:p>
          </table:table-cell>
          <table:table-cell table:style-name="ce4" office:value-type="string" calcext:value-type="string">
            <text:p><text:s/>Эйлера</text:p>
          </table:table-cell>
          <table:table-cell table:style-name="ce4" office:value-type="string" calcext:value-type="string">
            <text:p>Предиктор-корректор</text:p>
          </table:table-cell>
          <table:table-cell table:style-name="ce4" office:value-type="string" calcext:value-type="string">
            <text:p>Рунге-Кутта 3-го порядка</text:p>
          </table:table-cell>
          <table:table-cell table:style-name="ce4" office:value-type="string" calcext:value-type="string">
            <text:p>Рунге-Кутта 4-го порядка</text:p>
          </table:table-cell>
          <table:table-cell table:style-name="ce4" office:value-type="string" calcext:value-type="string">
            <text:p><text:s/>Адамса-Бэшфорта-Моултона</text:p>
          </table:table-cell>
          <table:table-cell table:style-name="ce4" office:value-type="string" calcext:value-type="string">
            <text:p>Гира</text:p>
          </table:table-cell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5" office:value-type="float" office:value="5.63920649074559" calcext:value-type="float">
            <text:p>5.63920649074559</text:p>
          </table:table-cell>
          <table:table-cell table:style-name="ce7" office:value-type="float" office:value="1.32628018134699" calcext:value-type="float">
            <text:p>1.32628018134699</text:p>
          </table:table-cell>
          <table:table-cell table:style-name="ce8" office:value-type="float" office:value="0.037626547931879" calcext:value-type="float">
            <text:p>0.037626547931879</text:p>
          </table:table-cell>
          <table:table-cell table:style-name="ce13" office:value-type="float" office:value="0.022687748638655" calcext:value-type="float">
            <text:p>0.022687748638655</text:p>
          </table:table-cell>
          <table:table-cell table:style-name="ce13" office:value-type="float" office:value="0.044881457078406" calcext:value-type="float">
            <text:p>0.044881457078406</text:p>
          </table:table-cell>
          <table:table-cell table:style-name="ce13" office:value-type="float" office:value="0.148540537816977" calcext:value-type="float">
            <text:p>0.148540537816977</text:p>
          </table:table-cell>
        </table:table-row>
        <table:table-row table:style-name="ro3">
          <table:table-cell table:style-name="ce2" office:value-type="float" office:value="0.55" calcext:value-type="float">
            <text:p>0.55</text:p>
          </table:table-cell>
          <table:table-cell table:style-name="ce5" office:value-type="float" office:value="2.85622056529868" calcext:value-type="float">
            <text:p>2.85622056529868</text:p>
          </table:table-cell>
          <table:table-cell table:style-name="ce7" office:value-type="float" office:value="0.450507126027729" calcext:value-type="float">
            <text:p>0.450507126027729</text:p>
          </table:table-cell>
          <table:table-cell table:style-name="ce11" office:value-type="float" office:value="0.003727072679605" calcext:value-type="float">
            <text:p>0.003727072679605</text:p>
          </table:table-cell>
          <table:table-cell table:style-name="ce13" office:value-type="float" office:value="0.001949304063566" calcext:value-type="float">
            <text:p>0.001949304063566</text:p>
          </table:table-cell>
          <table:table-cell table:style-name="ce13" office:value-type="float" office:value="0.006138014574567" calcext:value-type="float">
            <text:p>0.006138014574567</text:p>
          </table:table-cell>
          <table:table-cell table:style-name="ce13" office:value-type="float" office:value="0.015155727781087" calcext:value-type="float">
            <text:p>0.015155727781087</text:p>
          </table:table-cell>
        </table:table-row>
        <table:table-row table:style-name="ro3">
          <table:table-cell table:style-name="ce2" office:value-type="float" office:value="0.275" calcext:value-type="float">
            <text:p>0.275</text:p>
          </table:table-cell>
          <table:table-cell table:style-name="ce5" office:value-type="float" office:value="1.42886526917929" calcext:value-type="float">
            <text:p>1.42886526917929</text:p>
          </table:table-cell>
          <table:table-cell table:style-name="ce7" office:value-type="float" office:value="0.114886334959936" calcext:value-type="float">
            <text:p>0.114886334959936</text:p>
          </table:table-cell>
          <table:table-cell table:style-name="ce11" office:value-type="float" office:value="0.000349558939465" calcext:value-type="float">
            <text:p>0.000349558939465</text:p>
          </table:table-cell>
          <table:table-cell table:style-name="ce13" office:value-type="float" office:value="0.00013640510022" calcext:value-type="float">
            <text:p>0.00013640510022</text:p>
          </table:table-cell>
          <table:table-cell table:style-name="ce13" office:value-type="float" office:value="0.000225216422624" calcext:value-type="float">
            <text:p>0.000225216422624</text:p>
          </table:table-cell>
          <table:table-cell table:style-name="ce13" office:value-type="float" office:value="0.005308004248994" calcext:value-type="float">
            <text:p>0.005308004248994</text:p>
          </table:table-cell>
        </table:table-row>
        <table:table-row table:style-name="ro3">
          <table:table-cell table:style-name="ce2" office:value-type="float" office:value="0.1375" calcext:value-type="float">
            <text:p>0.1375</text:p>
          </table:table-cell>
          <table:table-cell table:style-name="ce5" office:value-type="float" office:value="0.713488878468622" calcext:value-type="float">
            <text:p>0.713488878468622</text:p>
          </table:table-cell>
          <table:table-cell table:style-name="ce8" office:value-type="float" office:value="0.028912659001044" calcext:value-type="float">
            <text:p>0.028912659001044</text:p>
          </table:table-cell>
          <table:table-cell table:style-name="ce12" office:value-type="float" office:value="0.000034779979052" calcext:value-type="float">
            <text:p>0.000034779979052</text:p>
          </table:table-cell>
          <table:table-cell table:style-name="ce14" office:value-type="float" office:value="0.000008809239341" calcext:value-type="float">
            <text:p>0.000008809239341</text:p>
          </table:table-cell>
          <table:table-cell table:style-name="ce13" office:value-type="float" office:value="0.000111286968294" calcext:value-type="float">
            <text:p>0.000111286968294</text:p>
          </table:table-cell>
          <table:table-cell table:style-name="ce13" office:value-type="float" office:value="0.001164424640362" calcext:value-type="float">
            <text:p>0.001164424640362</text:p>
          </table:table-cell>
        </table:table-row>
        <table:table-row table:style-name="ro3">
          <table:table-cell table:style-name="ce2" office:value-type="float" office:value="0.06875" calcext:value-type="float">
            <text:p>0.06875</text:p>
          </table:table-cell>
          <table:table-cell table:style-name="ce5" office:value-type="float" office:value="0.356379207490249" calcext:value-type="float">
            <text:p>0.356379207490249</text:p>
          </table:table-cell>
          <table:table-cell table:style-name="ce7" office:value-type="float" office:value="0.007245082179867" calcext:value-type="float">
            <text:p>0.007245082179867</text:p>
          </table:table-cell>
          <table:table-cell table:style-name="ce12" office:value-type="float" office:value="0.000003756564954" calcext:value-type="float">
            <text:p>0.000003756564954</text:p>
          </table:table-cell>
          <table:table-cell table:style-name="ce14" office:value-type="float" office:value="0.000000555295124" calcext:value-type="float">
            <text:p>0.000000555295124</text:p>
          </table:table-cell>
          <table:table-cell table:style-name="ce14" office:value-type="float" office:value="0.000015282462125" calcext:value-type="float">
            <text:p>0.000015282462125</text:p>
          </table:table-cell>
          <table:table-cell table:style-name="ce13" office:value-type="float" office:value="0.000132005007915" calcext:value-type="float">
            <text:p>0.000132005007915</text:p>
          </table:table-cell>
        </table:table-row>
        <table:table-row table:style-name="ro3">
          <table:table-cell table:style-name="ce2" office:value-type="float" office:value="0.034375" calcext:value-type="float">
            <text:p>0.034375</text:p>
          </table:table-cell>
          <table:table-cell table:style-name="ce5" office:value-type="float" office:value="0.178083597720514" calcext:value-type="float">
            <text:p>0.178083597720514</text:p>
          </table:table-cell>
          <table:table-cell table:style-name="ce7" office:value-type="float" office:value="0.001812923769644" calcext:value-type="float">
            <text:p>0.001812923769644</text:p>
          </table:table-cell>
          <table:table-cell table:style-name="ce12" office:value-type="float" office:value="0.000000432036878" calcext:value-type="float">
            <text:p>0.000000432036878</text:p>
          </table:table-cell>
          <table:table-cell table:style-name="ce14" office:value-type="float" office:value="0.000000034779787" calcext:value-type="float">
            <text:p>0.000000034779787</text:p>
          </table:table-cell>
          <table:table-cell table:style-name="ce14" office:value-type="float" office:value="0.000001390785306" calcext:value-type="float">
            <text:p>0.000001390785306</text:p>
          </table:table-cell>
          <table:table-cell table:style-name="ce14" office:value-type="float" office:value="0.000011200757521" calcext:value-type="float">
            <text:p>0.000011200757521</text:p>
          </table:table-cell>
        </table:table-row>
        <table:table-row table:style-name="ro3">
          <table:table-cell table:style-name="ce2" office:value-type="float" office:value="0.0171875" calcext:value-type="float">
            <text:p>0.0171875</text:p>
          </table:table-cell>
          <table:table-cell table:style-name="ce5" office:value-type="float" office:value="0.089013570445204" calcext:value-type="float">
            <text:p>0.089013570445204</text:p>
          </table:table-cell>
          <table:table-cell table:style-name="ce7" office:value-type="float" office:value="0.000453408282855" calcext:value-type="float">
            <text:p>0.000453408282855</text:p>
          </table:table-cell>
          <table:table-cell table:style-name="ce12" office:value-type="float" office:value="0.000000051648144" calcext:value-type="float">
            <text:p>0.000000051648144</text:p>
          </table:table-cell>
          <table:table-cell table:style-name="ce14" office:value-type="float" office:value="0.000000002174873" calcext:value-type="float">
            <text:p>0.000000002174873</text:p>
          </table:table-cell>
          <table:table-cell table:style-name="ce14" office:value-type="float" office:value="0.000000104895593" calcext:value-type="float">
            <text:p>0.000000104895593</text:p>
          </table:table-cell>
          <table:table-cell table:style-name="ce14" office:value-type="float" office:value="0.000000818768325" calcext:value-type="float">
            <text:p>0.000000818768325</text:p>
          </table:table-cell>
        </table:table-row>
        <table:table-row table:style-name="ro3">
          <table:table-cell table:style-name="ce2" office:value-type="float" office:value="0.00859375" calcext:value-type="float">
            <text:p>0.00859375</text:p>
          </table:table-cell>
          <table:table-cell table:style-name="ce5" office:value-type="float" office:value="0.044499519623729" calcext:value-type="float">
            <text:p>0.044499519623729</text:p>
          </table:table-cell>
          <table:table-cell table:style-name="ce7" office:value-type="float" office:value="0.000113372397644" calcext:value-type="float">
            <text:p>0.000113372397644</text:p>
          </table:table-cell>
          <table:table-cell table:style-name="ce12" office:value-type="float" office:value="0.000000006308512" calcext:value-type="float">
            <text:p>0.000000006308512</text:p>
          </table:table-cell>
          <table:table-cell table:style-name="ce14" office:value-type="float" office:value="0.000000000135947" calcext:value-type="float">
            <text:p>0.000000000135947</text:p>
          </table:table-cell>
          <table:table-cell table:style-name="ce14" office:value-type="float" office:value="0.000000007205359" calcext:value-type="float">
            <text:p>0.000000007205359</text:p>
          </table:table-cell>
          <table:table-cell table:style-name="ce14" office:value-type="float" office:value="0.000000055407904" calcext:value-type="float">
            <text:p>0.000000055407904</text:p>
          </table:table-cell>
        </table:table-row>
        <table:table-row table:style-name="ro4">
          <table:table-cell table:style-name="ce2" office:value-type="float" office:value="0.004296875" calcext:value-type="float">
            <text:p>0.004296875</text:p>
          </table:table-cell>
          <table:table-cell table:style-name="ce6" office:value-type="float" office:value="0.022247917823159" calcext:value-type="float">
            <text:p>0.022247917823159</text:p>
          </table:table-cell>
          <table:table-cell table:style-name="ce9" office:value-type="float" office:value="0.000028345525081" calcext:value-type="float">
            <text:p>0.000028345525081</text:p>
          </table:table-cell>
          <table:table-cell table:style-name="ce12" office:value-type="float" office:value="0.000000000779344" calcext:value-type="float">
            <text:p>0.000000000779344</text:p>
          </table:table-cell>
          <table:table-cell table:style-name="ce14" office:value-type="float" office:value="0.000000000008503" calcext:value-type="float">
            <text:p>0.000000000008503</text:p>
          </table:table-cell>
          <table:table-cell table:style-name="ce14" office:value-type="float" office:value="0.000000000472222" calcext:value-type="float">
            <text:p>0.000000000472222</text:p>
          </table:table-cell>
          <table:table-cell table:style-name="ce14" office:value-type="float" office:value="0.00000000360486" calcext:value-type="float">
            <text:p>0.000000003604860</text:p>
          </table:table-cell>
        </table:table-row>
        <table:table-row table:style-name="ro3">
          <table:table-cell table:style-name="ce3" office:value-type="float" office:value="0.0021484375" calcext:value-type="float">
            <text:p>0.0021484375</text:p>
          </table:table-cell>
          <table:table-cell table:style-name="ce5" office:value-type="float" office:value="0.011123495245648" calcext:value-type="float">
            <text:p>0.011123495245648</text:p>
          </table:table-cell>
          <table:table-cell table:style-name="ce9" office:value-type="float" office:value="0.000007086677296" calcext:value-type="float">
            <text:p>0.000007086677296</text:p>
          </table:table-cell>
          <table:table-cell table:style-name="ce12" office:value-type="float" office:value="0.000000000096899" calcext:value-type="float">
            <text:p>0.000000000096899</text:p>
          </table:table-cell>
          <table:table-cell table:style-name="ce14" office:value-type="float" office:value="0.000000000000599" calcext:value-type="float">
            <text:p>0.000000000000599</text:p>
          </table:table-cell>
          <table:table-cell table:style-name="ce14" office:value-type="float" office:value="0.000000000030311" calcext:value-type="float">
            <text:p>0.000000000030311</text:p>
          </table:table-cell>
          <table:table-cell table:style-name="ce14" office:value-type="float" office:value="0.000000000229834" calcext:value-type="float">
            <text:p>0.000000000229834</text:p>
          </table:table-cell>
        </table:table-row>
        <table:table-row table:style-name="ro3">
          <table:table-cell table:number-columns-repeated="2"/>
          <table:table-cell table:style-name="ce10" table:number-columns-repeated="2"/>
          <table:table-cell table:style-name="ce15"/>
          <table:table-cell table:style-name="ce10"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5">
          <table:table-cell table:number-columns-repeated="7"/>
        </table:table-row>
        <table:table-row table:style-name="ro6" table:number-rows-repeated="8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>
        <table:table-column table:style-name="co8" table:default-cell-style-name="ce2"/>
        <table:table-column table:style-name="co8" table:number-columns-repeated="12" table:default-cell-style-name="ce13"/>
        <table:table-row table:style-name="ro8">
          <table:table-cell table:style-name="ce1" office:value-type="string" calcext:value-type="string">
            <text:p>h</text:p>
          </table:table-cell>
          <table:table-cell table:style-name="ce16" office:value-type="string" calcext:value-type="string" table:number-columns-spanned="2" table:number-rows-spanned="1">
            <text:p><text:s/>Эйлера</text:p>
          </table:table-cell>
          <table:covered-table-cell table:style-name="ce4"/>
          <table:table-cell table:style-name="ce16" office:value-type="string" calcext:value-type="string" table:number-columns-spanned="2" table:number-rows-spanned="1">
            <text:p>Предиктор-корректор</text:p>
          </table:table-cell>
          <table:covered-table-cell table:style-name="ce4"/>
          <table:table-cell table:style-name="ce16" office:value-type="string" calcext:value-type="string" table:number-columns-spanned="2" table:number-rows-spanned="1">
            <text:p>Рунге-Кутта 3-го порядка</text:p>
          </table:table-cell>
          <table:covered-table-cell table:style-name="ce4"/>
          <table:table-cell table:style-name="ce16" office:value-type="string" calcext:value-type="string" table:number-columns-spanned="2" table:number-rows-spanned="1">
            <text:p>Рунге-Кутта 4-го порядка</text:p>
          </table:table-cell>
          <table:covered-table-cell table:style-name="ce4"/>
          <table:table-cell table:style-name="ce16" office:value-type="string" calcext:value-type="string" table:number-columns-spanned="2" table:number-rows-spanned="1">
            <text:p><text:s/>Адамса-Бэшфорта-Моултона</text:p>
          </table:table-cell>
          <table:covered-table-cell table:style-name="ce4"/>
          <table:table-cell table:style-name="ce16" office:value-type="string" calcext:value-type="string" table:number-columns-spanned="2" table:number-rows-spanned="1">
            <text:p>Гира</text:p>
          </table:table-cell>
          <table:covered-table-cell table:style-name="ce4"/>
        </table:table-row>
        <table:table-row table:style-name="ro9">
          <table:table-cell table:style-name="ce1"/>
          <table:table-cell table:style-name="ce4" office:value-type="string" calcext:value-type="string">
            <text:p>P*</text:p>
          </table:table-cell>
          <table:table-cell table:style-name="ce4" office:value-type="string" calcext:value-type="string">
            <text:p>P’</text:p>
          </table:table-cell>
          <table:table-cell table:style-name="ce4" office:value-type="string" calcext:value-type="string">
            <text:p>P*</text:p>
          </table:table-cell>
          <table:table-cell table:style-name="ce4" office:value-type="string" calcext:value-type="string">
            <text:p>P’</text:p>
          </table:table-cell>
          <table:table-cell table:style-name="ce4" office:value-type="string" calcext:value-type="string">
            <text:p>P*</text:p>
          </table:table-cell>
          <table:table-cell table:style-name="ce4" office:value-type="string" calcext:value-type="string">
            <text:p>P’</text:p>
          </table:table-cell>
          <table:table-cell table:style-name="ce4" office:value-type="string" calcext:value-type="string">
            <text:p>P*</text:p>
          </table:table-cell>
          <table:table-cell table:style-name="ce4" office:value-type="string" calcext:value-type="string">
            <text:p>P’</text:p>
          </table:table-cell>
          <table:table-cell table:style-name="ce4" office:value-type="string" calcext:value-type="string">
            <text:p>P*</text:p>
          </table:table-cell>
          <table:table-cell table:style-name="ce4" office:value-type="string" calcext:value-type="string">
            <text:p>P’</text:p>
          </table:table-cell>
          <table:table-cell table:style-name="ce4" office:value-type="string" calcext:value-type="string">
            <text:p>P*</text:p>
          </table:table-cell>
          <table:table-cell table:style-name="ce4" office:value-type="string" calcext:value-type="string">
            <text:p>P’</text:p>
          </table:table-cell>
        </table:table-row>
        <table:table-row table:style-name="ro10">
          <table:table-cell office:value-type="float" office:value="1.1" calcext:value-type="float">
            <text:p>1.1</text:p>
          </table:table-cell>
          <table:table-cell table:style-name="ce17" office:value-type="string" calcext:value-type="string">
            <text:p>0.9813847</text:p>
            <text:p>7846889</text:p>
          </table:table-cell>
          <table:table-cell table:style-name="ce17" office:value-type="string" calcext:value-type="string">
            <text:p>0.9632891</text:p>
            <text:p>18471725</text:p>
          </table:table-cell>
          <table:table-cell office:value-type="string" calcext:value-type="string">
            <text:p>1.5577637</text:p>
            <text:p>5046125</text:p>
          </table:table-cell>
          <table:table-cell office:value-type="string" calcext:value-type="string">
            <text:p>1.38372497</text:p>
            <text:p>270022</text:p>
          </table:table-cell>
          <table:table-cell office:value-type="string" calcext:value-type="string">
            <text:p>3.3356360</text:p>
            <text:p>7697401</text:p>
          </table:table-cell>
          <table:table-cell office:value-type="string" calcext:value-type="string">
            <text:p>3.3272293</text:p>
            <text:p>9757015</text:p>
          </table:table-cell>
          <table:table-cell office:value-type="string" calcext:value-type="string">
            <text:p>3.54088240</text:p>
            <text:p>085711</text:p>
          </table:table-cell>
          <table:table-cell office:value-type="string" calcext:value-type="string">
            <text:p>3.515937</text:p>
            <text:p>26516711</text:p>
          </table:table-cell>
          <table:table-cell office:value-type="string" calcext:value-type="string">
            <text:p>2.8702755</text:p>
            <text:p>3729701</text:p>
          </table:table-cell>
          <table:table-cell office:value-type="string" calcext:value-type="string">
            <text:p>2.7101727</text:p>
            <text:p>8791806</text:p>
          </table:table-cell>
          <table:table-cell office:value-type="string" calcext:value-type="string">
            <text:p>3.2929216</text:p>
            <text:p>6955845</text:p>
          </table:table-cell>
          <table:table-cell office:value-type="string" calcext:value-type="string">
            <text:p>3.7596603</text:p>
            <text:p>1069468</text:p>
          </table:table-cell>
        </table:table-row>
        <table:table-row table:style-name="ro10">
          <table:table-cell office:value-type="float" office:value="0.55" calcext:value-type="float">
            <text:p>0.55</text:p>
          </table:table-cell>
          <table:table-cell office:value-type="string" calcext:value-type="string">
            <text:p>0.999237</text:p>
            <text:p>50460703</text:p>
          </table:table-cell>
          <table:table-cell office:value-type="string" calcext:value-type="string">
            <text:p>0.9965700</text:p>
            <text:p>82465516</text:p>
          </table:table-cell>
          <table:table-cell office:value-type="string" calcext:value-type="string">
            <text:p>1.97134271</text:p>
            <text:p>819674</text:p>
          </table:table-cell>
          <table:table-cell office:value-type="string" calcext:value-type="string">
            <text:p>1.96486519</text:p>
            <text:p>299989</text:p>
          </table:table-cell>
          <table:table-cell office:value-type="string" calcext:value-type="string">
            <text:p>3.4144353</text:p>
            <text:p>1712279</text:p>
          </table:table-cell>
          <table:table-cell office:value-type="string" calcext:value-type="string">
            <text:p>3.4235506</text:p>
            <text:p>1805472</text:p>
          </table:table-cell>
          <table:table-cell office:value-type="string" calcext:value-type="string">
            <text:p>3.8369896</text:p>
            <text:p>5476191</text:p>
          </table:table-cell>
          <table:table-cell office:value-type="string" calcext:value-type="string">
            <text:p>3.828645</text:p>
            <text:p>08802061</text:p>
          </table:table-cell>
          <table:table-cell office:value-type="string" calcext:value-type="string">
            <text:p>4.7728056</text:p>
            <text:p>7051641</text:p>
          </table:table-cell>
          <table:table-cell office:value-type="string" calcext:value-type="string">
            <text:p>5.70654205</text:p>
            <text:p>098648</text:p>
          </table:table-cell>
          <table:table-cell office:value-type="string" calcext:value-type="string">
            <text:p>1.5136217</text:p>
            <text:p>0160937</text:p>
          </table:table-cell>
          <table:table-cell office:value-type="string" calcext:value-type="string">
            <text:p>1.24891261</text:p>
            <text:p>948563</text:p>
          </table:table-cell>
        </table:table-row>
        <table:table-row table:style-name="ro10">
          <table:table-cell office:value-type="float" office:value="0.275" calcext:value-type="float">
            <text:p>0.275</text:p>
          </table:table-cell>
          <table:table-cell office:value-type="string" calcext:value-type="string">
            <text:p>1.00190</text:p>
            <text:p>70410543</text:p>
          </table:table-cell>
          <table:table-cell office:value-type="string" calcext:value-type="string">
            <text:p>1.0023353</text:p>
            <text:p>0196781</text:p>
          </table:table-cell>
          <table:table-cell office:value-type="string" calcext:value-type="string">
            <text:p>1.99043400</text:p>
            <text:p>838018</text:p>
          </table:table-cell>
          <table:table-cell office:value-type="string" calcext:value-type="string">
            <text:p>1.98835717</text:p>
            <text:p>301197</text:p>
          </table:table-cell>
          <table:table-cell office:value-type="string" calcext:value-type="string">
            <text:p>3.3292067</text:p>
            <text:p>613854</text:p>
          </table:table-cell>
          <table:table-cell office:value-type="string" calcext:value-type="string">
            <text:p>3.34290974</text:p>
            <text:p>748086</text:p>
          </table:table-cell>
          <table:table-cell office:value-type="string" calcext:value-type="string">
            <text:p>3.95273632</text:p>
            <text:p>586378</text:p>
          </table:table-cell>
          <table:table-cell office:value-type="string" calcext:value-type="string">
            <text:p>3.95035402</text:p>
            <text:p>967609</text:p>
          </table:table-cell>
          <table:table-cell office:value-type="string" calcext:value-type="string">
            <text:p>1.0170273</text:p>
            <text:p>6861332</text:p>
          </table:table-cell>
          <table:table-cell office:value-type="string" calcext:value-type="string">
            <text:p>0.2469667</text:p>
            <text:p>48702429</text:p>
          </table:table-cell>
          <table:table-cell office:value-type="string" calcext:value-type="string">
            <text:p>2.1885522</text:p>
            <text:p>51837</text:p>
          </table:table-cell>
          <table:table-cell office:value-type="string" calcext:value-type="string">
            <text:p>2.00484815</text:p>
            <text:p>922507</text:p>
          </table:table-cell>
        </table:table-row>
        <table:table-row table:style-name="ro10">
          <table:table-cell office:value-type="float" office:value="0.1375" calcext:value-type="float">
            <text:p>0.1375</text:p>
          </table:table-cell>
          <table:table-cell office:value-type="string" calcext:value-type="string">
            <text:p>1.001477</text:p>
            <text:p>77478541</text:p>
          </table:table-cell>
          <table:table-cell office:value-type="string" calcext:value-type="string">
            <text:p>1.0020960</text:p>
            <text:p>2499131</text:p>
          </table:table-cell>
          <table:table-cell office:value-type="string" calcext:value-type="string">
            <text:p>1.9966273</text:p>
            <text:p>3552052</text:p>
          </table:table-cell>
          <table:table-cell office:value-type="string" calcext:value-type="string">
            <text:p>1.99594036</text:p>
            <text:p>307787</text:p>
          </table:table-cell>
          <table:table-cell office:value-type="string" calcext:value-type="string">
            <text:p>3.2107711</text:p>
            <text:p>1240487</text:p>
          </table:table-cell>
          <table:table-cell office:value-type="string" calcext:value-type="string">
            <text:p>3.2221359</text:p>
            <text:p>9874076</text:p>
          </table:table-cell>
          <table:table-cell office:value-type="string" calcext:value-type="string">
            <text:p>3.9876908</text:p>
            <text:p>1879986</text:p>
          </table:table-cell>
          <table:table-cell office:value-type="string" calcext:value-type="string">
            <text:p>3.9870711</text:p>
            <text:p>256804</text:p>
          </table:table-cell>
          <table:table-cell office:value-type="string" calcext:value-type="string">
            <text:p>2.8643357</text:p>
            <text:p>6619959</text:p>
          </table:table-cell>
          <table:table-cell office:value-type="string" calcext:value-type="string">
            <text:p>2.7888813</text:p>
            <text:p>703822</text:p>
          </table:table-cell>
          <table:table-cell office:value-type="string" calcext:value-type="string">
            <text:p>3.1409527</text:p>
            <text:p>0602972</text:p>
          </table:table-cell>
          <table:table-cell office:value-type="string" calcext:value-type="string">
            <text:p>3.09528636</text:p>
            <text:p>038375</text:p>
          </table:table-cell>
        </table:table-row>
        <table:table-row table:style-name="ro10">
          <table:table-cell office:value-type="float" office:value="0.06875" calcext:value-type="float">
            <text:p>0.06875</text:p>
          </table:table-cell>
          <table:table-cell office:value-type="string" calcext:value-type="string">
            <text:p>1.000858</text:p>
            <text:p>52300928</text:p>
          </table:table-cell>
          <table:table-cell office:value-type="string" calcext:value-type="string">
            <text:p>1.0012592</text:p>
            <text:p>3851024</text:p>
          </table:table-cell>
          <table:table-cell office:value-type="string" calcext:value-type="string">
            <text:p>1.99868379</text:p>
            <text:p>065624</text:p>
          </table:table-cell>
          <table:table-cell office:value-type="string" calcext:value-type="string">
            <text:p>1.99843296</text:p>
            <text:p>565997</text:p>
          </table:table-cell>
          <table:table-cell office:value-type="string" calcext:value-type="string">
            <text:p>3.1201876</text:p>
            <text:p>8395496</text:p>
          </table:table-cell>
          <table:table-cell office:value-type="string" calcext:value-type="string">
            <text:p>3.1276031</text:p>
            <text:p>6618517</text:p>
          </table:table-cell>
          <table:table-cell office:value-type="string" calcext:value-type="string">
            <text:p>3.9969336</text:p>
            <text:p>1194036</text:p>
          </table:table-cell>
          <table:table-cell office:value-type="string" calcext:value-type="string">
            <text:p>3.9967794</text:p>
            <text:p>4875911</text:p>
          </table:table-cell>
          <table:table-cell office:value-type="string" calcext:value-type="string">
            <text:p>3.4579053</text:p>
            <text:p>5713799</text:p>
          </table:table-cell>
          <table:table-cell office:value-type="string" calcext:value-type="string">
            <text:p>3.4333819</text:p>
            <text:p>3562482</text:p>
          </table:table-cell>
          <table:table-cell office:value-type="string" calcext:value-type="string">
            <text:p>3.55892445</text:p>
            <text:p>059358</text:p>
          </table:table-cell>
          <table:table-cell office:value-type="string" calcext:value-type="string">
            <text:p>3.54051641</text:p>
            <text:p>887112</text:p>
          </table:table-cell>
        </table:table-row>
        <table:table-row table:style-name="ro10">
          <table:table-cell office:value-type="float" office:value="0.034375" calcext:value-type="float">
            <text:p>0.034375</text:p>
          </table:table-cell>
          <table:table-cell office:value-type="string" calcext:value-type="string">
            <text:p>1.000457</text:p>
            <text:p>44191718</text:p>
          </table:table-cell>
          <table:table-cell office:value-type="string" calcext:value-type="string">
            <text:p>1.0006792</text:p>
            <text:p>4243081</text:p>
          </table:table-cell>
          <table:table-cell office:value-type="string" calcext:value-type="string">
            <text:p>1.99943561</text:p>
            <text:p>191945</text:p>
          </table:table-cell>
          <table:table-cell office:value-type="string" calcext:value-type="string">
            <text:p>1.9993336</text:p>
            <text:p>7346798</text:p>
          </table:table-cell>
          <table:table-cell office:value-type="string" calcext:value-type="string">
            <text:p>3.0643659</text:p>
            <text:p>9198243</text:p>
          </table:table-cell>
          <table:table-cell office:value-type="string" calcext:value-type="string">
            <text:p>3.06862985</text:p>
            <text:p>232221</text:p>
          </table:table-cell>
          <table:table-cell office:value-type="string" calcext:value-type="string">
            <text:p>3.9992438</text:p>
            <text:p>6069006</text:p>
          </table:table-cell>
          <table:table-cell office:value-type="string" calcext:value-type="string">
            <text:p>3.9992058</text:p>
            <text:p>0992004</text:p>
          </table:table-cell>
          <table:table-cell office:value-type="string" calcext:value-type="string">
            <text:p>3.7288737</text:p>
            <text:p>6205915</text:p>
          </table:table-cell>
          <table:table-cell office:value-type="string" calcext:value-type="string">
            <text:p>3.7184087</text:p>
            <text:p>6211041</text:p>
          </table:table-cell>
          <table:table-cell office:value-type="string" calcext:value-type="string">
            <text:p>3.77399720</text:p>
            <text:p>52986</text:p>
          </table:table-cell>
          <table:table-cell office:value-type="string" calcext:value-type="string">
            <text:p>3.76557469</text:p>
            <text:p>405021</text:p>
          </table:table-cell>
        </table:table-row>
        <table:table-row table:style-name="ro10">
          <table:table-cell office:value-type="float" office:value="0.0171875" calcext:value-type="float">
            <text:p>0.0171875</text:p>
          </table:table-cell>
          <table:table-cell office:value-type="string" calcext:value-type="string">
            <text:p>1.000235</text:p>
            <text:p>53485351</text:p>
          </table:table-cell>
          <table:table-cell office:value-type="string" calcext:value-type="string">
            <text:p>1.0003515</text:p>
            <text:p>9994854</text:p>
          </table:table-cell>
          <table:table-cell office:value-type="string" calcext:value-type="string">
            <text:p>1.99974131</text:p>
            <text:p>096617</text:p>
          </table:table-cell>
          <table:table-cell office:value-type="string" calcext:value-type="string">
            <text:p>1.99969622</text:p>
            <text:p>785554</text:p>
          </table:table-cell>
          <table:table-cell office:value-type="string" calcext:value-type="string">
            <text:p>3.0333448</text:p>
            <text:p>4871253</text:p>
          </table:table-cell>
          <table:table-cell office:value-type="string" calcext:value-type="string">
            <text:p>3.03563759</text:p>
            <text:p>971545</text:p>
          </table:table-cell>
          <table:table-cell office:value-type="string" calcext:value-type="string">
            <text:p>3.9998120</text:p>
            <text:p>668883</text:p>
          </table:table-cell>
          <table:table-cell office:value-type="string" calcext:value-type="string">
            <text:p>3.9997850</text:p>
            <text:p>8478542</text:p>
          </table:table-cell>
          <table:table-cell office:value-type="string" calcext:value-type="string">
            <text:p>3.8637399</text:p>
            <text:p>4370593</text:p>
          </table:table-cell>
          <table:table-cell office:value-type="string" calcext:value-type="string">
            <text:p>3.8588636</text:p>
            <text:p>7598479</text:p>
          </table:table-cell>
          <table:table-cell office:value-type="string" calcext:value-type="string">
            <text:p>3.88529159</text:p>
            <text:p>210581</text:p>
          </table:table-cell>
          <table:table-cell office:value-type="string" calcext:value-type="string">
            <text:p>3.88125559</text:p>
            <text:p>302021</text:p>
          </table:table-cell>
        </table:table-row>
        <table:table-row table:style-name="ro10">
          <table:table-cell office:value-type="float" office:value="0.00859375" calcext:value-type="float">
            <text:p>0.00859375</text:p>
          </table:table-cell>
          <table:table-cell office:value-type="string" calcext:value-type="string">
            <text:p>1.0001194</text:p>
            <text:p>4119845</text:p>
          </table:table-cell>
          <table:table-cell office:value-type="string" calcext:value-type="string">
            <text:p>1.0001787</text:p>
            <text:p>3972692</text:p>
          </table:table-cell>
          <table:table-cell office:value-type="string" calcext:value-type="string">
            <text:p>1.99987653</text:p>
            <text:p>600875</text:p>
          </table:table-cell>
          <table:table-cell office:value-type="string" calcext:value-type="string">
            <text:p>1.9998554</text:p>
            <text:p>6811206</text:p>
          </table:table-cell>
          <table:table-cell office:value-type="string" calcext:value-type="string">
            <text:p>3.0169631</text:p>
            <text:p>8596304</text:p>
          </table:table-cell>
          <table:table-cell office:value-type="string" calcext:value-type="string">
            <text:p>3.0182541</text:p>
            <text:p>1001201</text:p>
          </table:table-cell>
          <table:table-cell office:value-type="string" calcext:value-type="string">
            <text:p>3.9997643</text:p>
            <text:p>8178479</text:p>
          </table:table-cell>
          <table:table-cell office:value-type="string" calcext:value-type="string">
            <text:p>4.01072715</text:p>
            <text:p>688984</text:p>
          </table:table-cell>
          <table:table-cell office:value-type="string" calcext:value-type="string">
            <text:p>3.9315323</text:p>
            <text:p>49112</text:p>
          </table:table-cell>
          <table:table-cell office:value-type="string" calcext:value-type="string">
            <text:p>3.9294497</text:p>
            <text:p>1666568</text:p>
          </table:table-cell>
          <table:table-cell office:value-type="string" calcext:value-type="string">
            <text:p>3.94207684</text:p>
            <text:p>89418</text:p>
          </table:table-cell>
          <table:table-cell office:value-type="string" calcext:value-type="string">
            <text:p>3.94006654</text:p>
            <text:p>20772</text:p>
          </table:table-cell>
        </table:table-row>
        <table:table-row table:style-name="ro10">
          <table:table-cell office:value-type="float" office:value="0.004296875" calcext:value-type="float">
            <text:p>0.004296875</text:p>
          </table:table-cell>
          <table:table-cell office:value-type="string" calcext:value-type="string">
            <text:p>1.000060</text:p>
            <text:p>13528871</text:p>
          </table:table-cell>
          <table:table-cell office:value-type="string" calcext:value-type="string">
            <text:p>1.00009009</text:p>
            <text:p>78262</text:p>
          </table:table-cell>
          <table:table-cell office:value-type="string" calcext:value-type="string">
            <text:p>1.99993973</text:p>
            <text:p>43329</text:p>
          </table:table-cell>
          <table:table-cell office:value-type="string" calcext:value-type="string">
            <text:p>1.99992954</text:p>
            <text:p>427679</text:p>
          </table:table-cell>
          <table:table-cell office:value-type="string" calcext:value-type="string">
            <text:p>3.0077136</text:p>
            <text:p>3833495</text:p>
          </table:table-cell>
          <table:table-cell office:value-type="string" calcext:value-type="string">
            <text:p>3.00778113</text:p>
            <text:p>627815</text:p>
          </table:table-cell>
          <table:table-cell office:value-type="string" calcext:value-type="string">
            <text:p>3.8345864</text:p>
            <text:p>3780029</text:p>
          </table:table-cell>
          <table:table-cell office:value-type="string" calcext:value-type="string">
            <text:p>4.2588268</text:p>
            <text:p>7945688</text:p>
          </table:table-cell>
          <table:table-cell office:value-type="string" calcext:value-type="string">
            <text:p>3.9615591</text:p>
            <text:p>285311</text:p>
          </table:table-cell>
          <table:table-cell office:value-type="string" calcext:value-type="string">
            <text:p>3.96320738</text:p>
            <text:p>453643</text:p>
          </table:table-cell>
          <table:table-cell office:value-type="string" calcext:value-type="string">
            <text:p>3.97127934</text:p>
            <text:p>070074</text:p>
          </table:table-cell>
          <table:table-cell office:value-type="string" calcext:value-type="string">
            <text:p>3.97152756</text:p>
            <text:p>075726</text:p>
          </table:table-cell>
        </table:table-row>
        <table:table-row table:style-name="ro10">
          <table:table-cell table:style-name="ce3" office:value-type="float" office:value="0.0021484375" calcext:value-type="float">
            <text:p>0.0021484375</text:p>
          </table:table-cell>
          <table:table-cell office:value-type="string" calcext:value-type="string">
            <text:p>1.0000301</text:p>
            <text:p>7087555</text:p>
          </table:table-cell>
          <table:table-cell office:value-type="string" calcext:value-type="string">
            <text:p>1.00004523</text:p>
            <text:p>016492</text:p>
          </table:table-cell>
          <table:table-cell office:value-type="string" calcext:value-type="string">
            <text:p>1.99997030</text:p>
            <text:p>323039</text:p>
          </table:table-cell>
          <table:table-cell office:value-type="string" calcext:value-type="string">
            <text:p>1.99996549</text:p>
            <text:p>314639</text:p>
          </table:table-cell>
          <table:table-cell office:value-type="string" calcext:value-type="string">
            <text:p>3.0069326</text:p>
            <text:p>3772418</text:p>
          </table:table-cell>
          <table:table-cell office:value-type="string" calcext:value-type="string">
            <text:p>3.0107780</text:p>
            <text:p>2645624</text:p>
          </table:table-cell>
          <table:table-cell table:style-name="ce14" table:number-columns-repeated="2"/>
          <table:table-cell office:value-type="string" calcext:value-type="string">
            <text:p>3.9377401</text:p>
            <text:p>33872</text:p>
          </table:table-cell>
          <table:table-cell office:value-type="string" calcext:value-type="string">
            <text:p>3.8658717</text:p>
            <text:p>8074704</text:p>
          </table:table-cell>
          <table:table-cell office:value-type="string" calcext:value-type="string">
            <text:p>3.96763923</text:p>
            <text:p>134086</text:p>
          </table:table-cell>
          <table:table-cell office:value-type="string" calcext:value-type="string">
            <text:p>4.01382412</text:p>
            <text:p>545435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3"/>
          <table:table-cell table:style-name="ce20" office:value-type="string" calcext:value-type="string">
            <text:p>H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0.55" calcext:value-type="float">
            <text:p>0.55</text:p>
          </table:table-cell>
          <table:table-cell table:style-name="ce20" office:value-type="float" office:value="0.275" calcext:value-type="float">
            <text:p>0.275</text:p>
          </table:table-cell>
          <table:table-cell table:style-name="ce20" office:value-type="float" office:value="0.1375" calcext:value-type="float">
            <text:p>0.1375</text:p>
          </table:table-cell>
          <table:table-cell table:style-name="ce20" office:value-type="float" office:value="0.06875" calcext:value-type="float">
            <text:p>0.06875</text:p>
          </table:table-cell>
          <table:table-cell table:style-name="ce20" office:value-type="float" office:value="0.034375" calcext:value-type="float">
            <text:p>0.034375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0859375" calcext:value-type="float">
            <text:p>0.00859375</text:p>
          </table:table-cell>
          <table:table-cell office:value-type="float" office:value="0.004296875" calcext:value-type="float">
            <text:p>0.004296875</text:p>
          </table:table-cell>
          <table:table-cell office:value-type="float" office:value="0.0021484375" calcext:value-type="float">
            <text:p>0.0021484375</text:p>
          </table:table-cell>
        </table:table-row>
        <table:table-row table:style-name="ro11">
          <table:table-cell table:style-name="ce18" office:value-type="string" calcext:value-type="string" table:number-columns-spanned="1" table:number-rows-spanned="2">
            <text:p>Эйлера</text:p>
          </table:table-cell>
          <table:table-cell table:style-name="ce21" office:value-type="string" calcext:value-type="string">
            <text:p>e </text:p>
          </table:table-cell>
          <table:table-cell table:style-name="ce13" office:value-type="float" office:value="2.85622056529868" calcext:value-type="float">
            <text:p>2.85622056529868</text:p>
          </table:table-cell>
          <table:table-cell table:style-name="ce13" office:value-type="float" office:value="1.42886526917929" calcext:value-type="float">
            <text:p>1.42886526917929</text:p>
          </table:table-cell>
          <table:table-cell table:style-name="ce13" office:value-type="float" office:value="0.713488878468622" calcext:value-type="float">
            <text:p>0.713488878468622</text:p>
          </table:table-cell>
          <table:table-cell table:style-name="ce13" office:value-type="float" office:value="0.35637920749025" calcext:value-type="float">
            <text:p>0.35637920749025</text:p>
          </table:table-cell>
          <table:table-cell table:style-name="ce13" office:value-type="float" office:value="0.178083597720513" calcext:value-type="float">
            <text:p>0.178083597720513</text:p>
          </table:table-cell>
          <table:table-cell table:style-name="ce13" office:value-type="float" office:value="0.089013570445204" calcext:value-type="float">
            <text:p>0.089013570445204</text:p>
          </table:table-cell>
          <table:table-cell office:value-type="float" office:value="0.044499519623729" calcext:value-type="float">
            <text:p>0.044499519623729</text:p>
          </table:table-cell>
          <table:table-cell office:value-type="float" office:value="0.022247917823159" calcext:value-type="float">
            <text:p>0.022247917823159</text:p>
          </table:table-cell>
          <table:table-cell office:value-type="float" office:value="0.011123495245648" calcext:value-type="float">
            <text:p>0.011123495245648</text:p>
          </table:table-cell>
          <table:table-cell office:value-type="float" office:value="0.005561631312005" calcext:value-type="float">
            <text:p>0.005561631312005</text:p>
          </table:table-cell>
        </table:table-row>
        <table:table-row table:style-name="ro12">
          <table:covered-table-cell table:style-name="ce19"/>
          <table:table-cell table:style-name="ce21" office:value-type="string" calcext:value-type="string">
            <text:p>e* </text:p>
          </table:table-cell>
          <table:table-cell table:style-name="ce13" office:value-type="float" office:value="2.78298592544691" calcext:value-type="float">
            <text:p>2.78298592544691</text:p>
          </table:table-cell>
          <table:table-cell table:style-name="ce13" office:value-type="float" office:value="1.42735529611939" calcext:value-type="float">
            <text:p>1.42735529611939</text:p>
          </table:table-cell>
          <table:table-cell table:style-name="ce13" office:value-type="float" office:value="0.715376390710666" calcext:value-type="float">
            <text:p>0.715376390710666</text:p>
          </table:table-cell>
          <table:table-cell table:style-name="ce13" office:value-type="float" office:value="0.357109670978372" calcext:value-type="float">
            <text:p>0.357109670978372</text:p>
          </table:table-cell>
          <table:table-cell table:style-name="ce13" office:value-type="float" office:value="0.178295609769735" calcext:value-type="float">
            <text:p>0.178295609769735</text:p>
          </table:table-cell>
          <table:table-cell table:style-name="ce13" office:value-type="float" office:value="0.08907002727531" calcext:value-type="float">
            <text:p>0.08907002727531</text:p>
          </table:table-cell>
          <table:table-cell office:value-type="float" office:value="0.044514050821475" calcext:value-type="float">
            <text:p>0.044514050821475</text:p>
          </table:table-cell>
          <table:table-cell office:value-type="float" office:value="0.02225160180057" calcext:value-type="float">
            <text:p>0.02225160180057</text:p>
          </table:table-cell>
          <table:table-cell office:value-type="float" office:value="0.01112442257751" calcext:value-type="float">
            <text:p>0.01112442257751</text:p>
          </table:table-cell>
          <table:table-cell office:value-type="float" office:value="0.005561863933642" calcext:value-type="float">
            <text:p>0.005561863933642</text:p>
          </table:table-cell>
        </table:table-row>
        <table:table-row table:style-name="ro12">
          <table:table-cell table:style-name="ce18" office:value-type="string" calcext:value-type="string" table:number-columns-spanned="1" table:number-rows-spanned="2">
            <text:p>Предиктор-корректор</text:p>
          </table:table-cell>
          <table:table-cell table:style-name="ce21" office:value-type="string" calcext:value-type="string">
            <text:p>e </text:p>
          </table:table-cell>
          <table:table-cell table:style-name="ce13" office:value-type="float" office:value="0.450507126027729" calcext:value-type="float">
            <text:p>0.450507126027729</text:p>
          </table:table-cell>
          <table:table-cell table:style-name="ce13" office:value-type="float" office:value="0.114886334959938" calcext:value-type="float">
            <text:p>0.114886334959938</text:p>
          </table:table-cell>
          <table:table-cell table:style-name="ce13" office:value-type="float" office:value="0.028912659001044" calcext:value-type="float">
            <text:p>0.028912659001044</text:p>
          </table:table-cell>
          <table:table-cell table:style-name="ce13" office:value-type="float" office:value="0.007245082179867" calcext:value-type="float">
            <text:p>0.007245082179867</text:p>
          </table:table-cell>
          <table:table-cell table:style-name="ce13" office:value-type="float" office:value="0.001812923769645" calcext:value-type="float">
            <text:p>0.001812923769645</text:p>
          </table:table-cell>
          <table:table-cell table:style-name="ce13" office:value-type="float" office:value="0.000453408282858" calcext:value-type="float">
            <text:p>0.000453408282858</text:p>
          </table:table-cell>
          <table:table-cell office:value-type="float" office:value="0.000113372397648" calcext:value-type="float">
            <text:p>0.000113372397648</text:p>
          </table:table-cell>
          <table:table-cell office:value-type="float" office:value="0.000028345525081" calcext:value-type="float">
            <text:p>2.8345525081E-05</text:p>
          </table:table-cell>
          <table:table-cell office:value-type="float" office:value="0.000007086677296" calcext:value-type="float">
            <text:p>7.086677296E-06</text:p>
          </table:table-cell>
          <table:table-cell office:value-type="float" office:value="0.000001771705793" calcext:value-type="float">
            <text:p>1.771705793E-06</text:p>
          </table:table-cell>
        </table:table-row>
        <table:table-row table:style-name="ro13">
          <table:covered-table-cell table:style-name="ce19"/>
          <table:table-cell table:style-name="ce21" office:value-type="string" calcext:value-type="string">
            <text:p>e* </text:p>
          </table:table-cell>
          <table:table-cell table:style-name="ce13" office:value-type="float" office:value="0.291924351773086" calcext:value-type="float">
            <text:p>0.291924351773086</text:p>
          </table:table-cell>
          <table:table-cell table:style-name="ce13" office:value-type="float" office:value="0.111873597022597" calcext:value-type="float">
            <text:p>0.111873597022597</text:p>
          </table:table-cell>
          <table:table-cell table:style-name="ce13" office:value-type="float" office:value="0.028657891986297" calcext:value-type="float">
            <text:p>0.028657891986297</text:p>
          </table:table-cell>
          <table:table-cell table:style-name="ce13" office:value-type="float" office:value="0.007222525607059" calcext:value-type="float">
            <text:p>0.007222525607059</text:p>
          </table:table-cell>
          <table:table-cell table:style-name="ce13" office:value-type="float" office:value="0.001810719470074" calcext:value-type="float">
            <text:p>0.001810719470074</text:p>
          </table:table-cell>
          <table:table-cell table:style-name="ce13" office:value-type="float" office:value="0.000453171828929" calcext:value-type="float">
            <text:p>0.000453171828929</text:p>
          </table:table-cell>
          <table:table-cell office:value-type="float" office:value="0.000113345295069" calcext:value-type="float">
            <text:p>0.000113345295069</text:p>
          </table:table-cell>
          <table:table-cell office:value-type="float" office:value="0.000028342290854" calcext:value-type="float">
            <text:p>2.8342290854E-05</text:p>
          </table:table-cell>
          <table:table-cell office:value-type="float" office:value="0.000007086282595" calcext:value-type="float">
            <text:p>7.086282595E-06</text:p>
          </table:table-cell>
          <table:table-cell office:value-type="float" office:value="0.000001771657168" calcext:value-type="float">
            <text:p>1.771657168E-06</text:p>
          </table:table-cell>
        </table:table-row>
        <table:table-row table:style-name="ro7" table:number-rows-repeated="5">
          <table:table-cell table:number-columns-repeated="12"/>
        </table:table-row>
        <table:table-row table:style-name="ro7">
          <table:table-cell/>
          <table:table-cell office:value-type="float" office:value="1.1" calcext:value-type="float">
            <text:p>1.1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55" calcext:value-type="float">
            <text:p>0.5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275" calcext:value-type="float">
            <text:p>0.27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1375" calcext:value-type="float">
            <text:p>0.137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06875" calcext:value-type="float">
            <text:p>0.0687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034375" calcext:value-type="float">
            <text:p>0.03437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0171875" calcext:value-type="float">
            <text:p>0.017187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00859375" calcext:value-type="float">
            <text:p>0.0085937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004296875" calcext:value-type="float">
            <text:p>0.004296875</text:p>
          </table:table-cell>
          <table:table-cell table:number-columns-repeated="10"/>
        </table:table-row>
        <table:table-row table:style-name="ro7">
          <table:table-cell/>
          <table:table-cell office:value-type="float" office:value="0.0021484375" calcext:value-type="float">
            <text:p>0.0021484375</text:p>
          </table:table-cell>
          <table:table-cell table:number-columns-repeated="10"/>
        </table:table-row>
      </table:table>
      <table:table table:name="Sheet4" table:style-name="ta1">
        <table:table-column table:style-name="co18" table:number-columns-repeated="5" table:default-cell-style-name="ce13"/>
        <table:table-row table:style-name="ro14">
          <table:table-cell table:style-name="ce22" office:value-type="string" calcext:value-type="string">
            <text:p>точное значение</text:p>
          </table:table-cell>
          <table:table-cell table:style-name="ce22" office:value-type="string" calcext:value-type="string">
            <text:p>метод Эйлера</text:p>
          </table:table-cell>
          <table:table-cell table:style-name="ce22" office:value-type="string" calcext:value-type="string">
            <text:p>уточненное значение</text:p>
          </table:table-cell>
          <table:table-cell table:style-name="ce22" office:value-type="string" calcext:value-type="string">
            <text:p>поргершность метода Эйлера</text:p>
          </table:table-cell>
          <table:table-cell table:style-name="ce22" office:value-type="string" calcext:value-type="string">
            <text:p>погрешность уточненного значения</text:p>
          </table:table-cell>
        </table:table-row>
        <table:table-row table:style-name="ro7">
          <table:table-cell table:number-columns-repeated="3" office:value-type="float" office:value="3.03869556214412" calcext:value-type="float">
            <text:p>3.03869556214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float" office:value="3.63968724959798" calcext:value-type="float">
            <text:p>3.63968724959798</text:p>
          </table:table-cell>
          <table:table-cell office:value-type="float" office:value="3.73727869625785" calcext:value-type="float">
            <text:p>3.73727869625785</text:p>
          </table:table-cell>
          <table:table-cell office:value-type="float" office:value="3.63872715339636" calcext:value-type="float">
            <text:p>3.63872715339636</text:p>
          </table:table-cell>
          <table:table-cell office:value-type="float" office:value="0.09759144665987" calcext:value-type="float">
            <text:p>0.09759144665987</text:p>
          </table:table-cell>
          <table:table-cell office:value-type="float" office:value="0.000960096201627" calcext:value-type="float">
            <text:p>0.000960096201627</text:p>
          </table:table-cell>
        </table:table-row>
        <table:table-row table:style-name="ro7">
          <table:table-cell office:value-type="float" office:value="4.07351820338789" calcext:value-type="float">
            <text:p>4.07351820338789</text:p>
          </table:table-cell>
          <table:table-cell office:value-type="float" office:value="4.25283985583876" calcext:value-type="float">
            <text:p>4.25283985583876</text:p>
          </table:table-cell>
          <table:table-cell office:value-type="float" office:value="4.07228454877508" calcext:value-type="float">
            <text:p>4.07228454877508</text:p>
          </table:table-cell>
          <table:table-cell office:value-type="float" office:value="0.179321652450875" calcext:value-type="float">
            <text:p>0.179321652450875</text:p>
          </table:table-cell>
          <table:table-cell office:value-type="float" office:value="0.001233654612805" calcext:value-type="float">
            <text:p>0.001233654612805</text:p>
          </table:table-cell>
        </table:table-row>
        <table:table-row table:style-name="ro7">
          <table:table-cell office:value-type="float" office:value="4.36824841003504" calcext:value-type="float">
            <text:p>4.36824841003504</text:p>
          </table:table-cell>
          <table:table-cell office:value-type="float" office:value="4.62079416132563" calcext:value-type="float">
            <text:p>4.62079416132563</text:p>
          </table:table-cell>
          <table:table-cell office:value-type="float" office:value="4.36691085747843" calcext:value-type="float">
            <text:p>4.36691085747843</text:p>
          </table:table-cell>
          <table:table-cell office:value-type="float" office:value="0.252545751290596" calcext:value-type="float">
            <text:p>0.252545751290596</text:p>
          </table:table-cell>
          <table:table-cell office:value-type="float" office:value="0.001337552556608" calcext:value-type="float">
            <text:p>0.001337552556608</text:p>
          </table:table-cell>
        </table:table-row>
        <table:table-row table:style-name="ro7">
          <table:table-cell office:value-type="float" office:value="4.54430863344385" calcext:value-type="float">
            <text:p>4.54430863344385</text:p>
          </table:table-cell>
          <table:table-cell office:value-type="float" office:value="4.86342597963541" calcext:value-type="float">
            <text:p>4.86342597963541</text:p>
          </table:table-cell>
          <table:table-cell office:value-type="float" office:value="4.542827677171" calcext:value-type="float">
            <text:p>4.542827677171</text:p>
          </table:table-cell>
          <table:table-cell office:value-type="float" office:value="0.319117346191558" calcext:value-type="float">
            <text:p>0.319117346191558</text:p>
          </table:table-cell>
          <table:table-cell office:value-type="float" office:value="0.001480956272844" calcext:value-type="float">
            <text:p>0.001480956272844</text:p>
          </table:table-cell>
        </table:table-row>
        <table:table-row table:style-name="ro7">
          <table:table-cell office:value-type="float" office:value="4.6209044842627" calcext:value-type="float">
            <text:p>4.6209044842627</text:p>
          </table:table-cell>
          <table:table-cell office:value-type="float" office:value="4.99966165330561" calcext:value-type="float">
            <text:p>4.99966165330561</text:p>
          </table:table-cell>
          <table:table-cell office:value-type="float" office:value="4.61914861146618" calcext:value-type="float">
            <text:p>4.61914861146618</text:p>
          </table:table-cell>
          <table:table-cell office:value-type="float" office:value="0.378757169042908" calcext:value-type="float">
            <text:p>0.378757169042908</text:p>
          </table:table-cell>
          <table:table-cell office:value-type="float" office:value="0.001755872796521" calcext:value-type="float">
            <text:p>0.001755872796521</text:p>
          </table:table-cell>
        </table:table-row>
        <table:table-row table:style-name="ro7">
          <table:table-cell office:value-type="float" office:value="4.61837439862236" calcext:value-type="float">
            <text:p>4.61837439862236</text:p>
          </table:table-cell>
          <table:table-cell office:value-type="float" office:value="5.04878775424646" calcext:value-type="float">
            <text:p>5.04878775424646</text:p>
          </table:table-cell>
          <table:table-cell office:value-type="float" office:value="4.61617790687643" calcext:value-type="float">
            <text:p>4.61617790687643</text:p>
          </table:table-cell>
          <table:table-cell office:value-type="float" office:value="0.430413355624095" calcext:value-type="float">
            <text:p>0.430413355624095</text:p>
          </table:table-cell>
          <table:table-cell office:value-type="float" office:value="0.002196491745933" calcext:value-type="float">
            <text:p>0.002196491745933</text:p>
          </table:table-cell>
        </table:table-row>
        <table:table-row table:style-name="ro7">
          <table:table-cell office:value-type="float" office:value="4.55871668072555" calcext:value-type="float">
            <text:p>4.55871668072555</text:p>
          </table:table-cell>
          <table:table-cell office:value-type="float" office:value="5.03165437111075" calcext:value-type="float">
            <text:p>5.03165437111075</text:p>
          </table:table-cell>
          <table:table-cell office:value-type="float" office:value="4.55591485926549" calcext:value-type="float">
            <text:p>4.55591485926549</text:p>
          </table:table-cell>
          <table:table-cell office:value-type="float" office:value="0.4729376903852" calcext:value-type="float">
            <text:p>0.4729376903852</text:p>
          </table:table-cell>
          <table:table-cell office:value-type="float" office:value="0.002801821460052" calcext:value-type="float">
            <text:p>0.002801821460052</text:p>
          </table:table-cell>
        </table:table-row>
        <table:table-row table:style-name="ro7">
          <table:table-cell office:value-type="float" office:value="4.46515205352" calcext:value-type="float">
            <text:p>4.46515205352</text:p>
          </table:table-cell>
          <table:table-cell office:value-type="float" office:value="4.97062251302238" calcext:value-type="float">
            <text:p>4.97062251302238</text:p>
          </table:table-cell>
          <table:table-cell office:value-type="float" office:value="4.46160543975092" calcext:value-type="float">
            <text:p>4.46160543975092</text:p>
          </table:table-cell>
          <table:table-cell office:value-type="float" office:value="0.505470459502379" calcext:value-type="float">
            <text:p>0.505470459502379</text:p>
          </table:table-cell>
          <table:table-cell office:value-type="float" office:value="0.003546613769084" calcext:value-type="float">
            <text:p>0.003546613769084</text:p>
          </table:table-cell>
        </table:table-row>
        <table:table-row table:style-name="ro7">
          <table:table-cell office:value-type="float" office:value="4.36114890029871" calcext:value-type="float">
            <text:p>4.36114890029871</text:p>
          </table:table-cell>
          <table:table-cell office:value-type="float" office:value="4.8888171061333" calcext:value-type="float">
            <text:p>4.8888171061333</text:p>
          </table:table-cell>
          <table:table-cell office:value-type="float" office:value="4.35676050881274" calcext:value-type="float">
            <text:p>4.35676050881274</text:p>
          </table:table-cell>
          <table:table-cell office:value-type="float" office:value="0.527668205834588" calcext:value-type="float">
            <text:p>0.527668205834588</text:p>
          </table:table-cell>
          <table:table-cell office:value-type="float" office:value="0.004388391485965" calcext:value-type="float">
            <text:p>0.004388391485965</text:p>
          </table:table-cell>
        </table:table-row>
        <table:table-row table:style-name="ro7">
          <table:table-cell office:value-type="float" office:value="4.26917493855852" calcext:value-type="float">
            <text:p>4.26917493855852</text:p>
          </table:table-cell>
          <table:table-cell office:value-type="float" office:value="4.80900030098285" calcext:value-type="float">
            <text:p>4.80900030098285</text:p>
          </table:table-cell>
          <table:table-cell office:value-type="float" office:value="4.263901690223" calcext:value-type="float">
            <text:p>4.263901690223</text:p>
          </table:table-cell>
          <table:table-cell office:value-type="float" office:value="0.539825362424338" calcext:value-type="float">
            <text:p>0.539825362424338</text:p>
          </table:table-cell>
          <table:table-cell office:value-type="float" office:value="0.005273248335516" calcext:value-type="float">
            <text:p>0.005273248335516</text:p>
          </table:table-cell>
        </table:table-row>
        <table:table-row table:style-name="ro7">
          <table:table-cell office:value-type="float" office:value="4.20936900385378" calcext:value-type="float">
            <text:p>4.20936900385378</text:p>
          </table:table-cell>
          <table:table-cell office:value-type="float" office:value="4.75228094058114" calcext:value-type="float">
            <text:p>4.75228094058114</text:p>
          </table:table-cell>
          <table:table-cell office:value-type="float" office:value="4.20322770256999" calcext:value-type="float">
            <text:p>4.20322770256999</text:p>
          </table:table-cell>
          <table:table-cell office:value-type="float" office:value="0.542911936727362" calcext:value-type="float">
            <text:p>0.542911936727362</text:p>
          </table:table-cell>
          <table:table-cell office:value-type="float" office:value="0.00614130128379" calcext:value-type="float">
            <text:p>0.00614130128379</text:p>
          </table:table-cell>
        </table:table-row>
        <table:table-row table:style-name="ro7">
          <table:table-cell office:value-type="float" office:value="4.1982886859858" calcext:value-type="float">
            <text:p>4.1982886859858</text:p>
          </table:table-cell>
          <table:table-cell office:value-type="float" office:value="4.73682866973088" calcext:value-type="float">
            <text:p>4.73682866973088</text:p>
          </table:table-cell>
          <table:table-cell office:value-type="float" office:value="4.19135671120373" calcext:value-type="float">
            <text:p>4.19135671120373</text:p>
          </table:table-cell>
          <table:table-cell office:value-type="float" office:value="0.538539983745079" calcext:value-type="float">
            <text:p>0.538539983745079</text:p>
          </table:table-cell>
          <table:table-cell office:value-type="float" office:value="0.006931974782069" calcext:value-type="float">
            <text:p>0.006931974782069</text:p>
          </table:table-cell>
        </table:table-row>
        <table:table-row table:style-name="ro7">
          <table:table-cell office:value-type="float" office:value="4.24786100454197" calcext:value-type="float">
            <text:p>4.24786100454197</text:p>
          </table:table-cell>
          <table:table-cell office:value-type="float" office:value="4.77673064848255" calcext:value-type="float">
            <text:p>4.77673064848255</text:p>
          </table:table-cell>
          <table:table-cell office:value-type="float" office:value="4.24027200182151" calcext:value-type="float">
            <text:p>4.24027200182151</text:p>
          </table:table-cell>
          <table:table-cell office:value-type="float" office:value="0.528869643940584" calcext:value-type="float">
            <text:p>0.528869643940584</text:p>
          </table:table-cell>
          <table:table-cell office:value-type="float" office:value="0.007589002720457" calcext:value-type="float">
            <text:p>0.007589002720457</text:p>
          </table:table-cell>
        </table:table-row>
        <table:table-row table:style-name="ro7">
          <table:table-cell office:value-type="float" office:value="4.36463545126829" calcext:value-type="float">
            <text:p>4.36463545126829</text:p>
          </table:table-cell>
          <table:table-cell office:value-type="float" office:value="4.8811018791842" calcext:value-type="float">
            <text:p>4.8811018791842</text:p>
          </table:table-cell>
          <table:table-cell office:value-type="float" office:value="4.3565705351034" calcext:value-type="float">
            <text:p>4.3565705351034</text:p>
          </table:table-cell>
          <table:table-cell office:value-type="float" office:value="0.516466427915909" calcext:value-type="float">
            <text:p>0.516466427915909</text:p>
          </table:table-cell>
          <table:table-cell office:value-type="float" office:value="0.00806491616489" calcext:value-type="float">
            <text:p>0.00806491616489</text:p>
          </table:table-cell>
        </table:table-row>
        <table:table-row table:style-name="ro7">
          <table:table-cell office:value-type="float" office:value="4.54940870635892" calcext:value-type="float">
            <text:p>4.54940870635892</text:p>
          </table:table-cell>
          <table:table-cell office:value-type="float" office:value="5.05353188701915" calcext:value-type="float">
            <text:p>5.05353188701915</text:p>
          </table:table-cell>
          <table:table-cell office:value-type="float" office:value="4.54108394976245" calcext:value-type="float">
            <text:p>4.54108394976245</text:p>
          </table:table-cell>
          <table:table-cell office:value-type="float" office:value="0.504123180660231" calcext:value-type="float">
            <text:p>0.504123180660231</text:p>
          </table:table-cell>
          <table:table-cell office:value-type="float" office:value="0.008324756596472" calcext:value-type="float">
            <text:p>0.008324756596472</text:p>
          </table:table-cell>
        </table:table-row>
        <table:table-row table:style-name="ro7">
          <table:table-cell office:value-type="float" office:value="4.79725799692069" calcext:value-type="float">
            <text:p>4.79725799692069</text:p>
          </table:table-cell>
          <table:table-cell office:value-type="float" office:value="5.29191975281108" calcext:value-type="float">
            <text:p>5.29191975281108</text:p>
          </table:table-cell>
          <table:table-cell office:value-type="float" office:value="4.78890921839445" calcext:value-type="float">
            <text:p>4.78890921839445</text:p>
          </table:table-cell>
          <table:table-cell office:value-type="float" office:value="0.494661755890387" calcext:value-type="float">
            <text:p>0.494661755890387</text:p>
          </table:table-cell>
          <table:table-cell office:value-type="float" office:value="0.008348778526236" calcext:value-type="float">
            <text:p>0.008348778526236</text:p>
          </table:table-cell>
        </table:table-row>
        <table:table-row table:style-name="ro7">
          <table:table-cell office:value-type="float" office:value="5.09798659578509" calcext:value-type="float">
            <text:p>5.09798659578509</text:p>
          </table:table-cell>
          <table:table-cell office:value-type="float" office:value="5.58871694297763" calcext:value-type="float">
            <text:p>5.58871694297763</text:p>
          </table:table-cell>
          <table:table-cell office:value-type="float" office:value="5.08985263258766" calcext:value-type="float">
            <text:p>5.08985263258766</text:p>
          </table:table-cell>
          <table:table-cell office:value-type="float" office:value="0.490730347192545" calcext:value-type="float">
            <text:p>0.490730347192545</text:p>
          </table:table-cell>
          <table:table-cell office:value-type="float" office:value="0.008133963197429" calcext:value-type="float">
            <text:p>0.008133963197429</text:p>
          </table:table-cell>
        </table:table-row>
        <table:table-row table:style-name="ro7">
          <table:table-cell office:value-type="float" office:value="5.43695220158156" calcext:value-type="float">
            <text:p>5.43695220158156</text:p>
          </table:table-cell>
          <table:table-cell office:value-type="float" office:value="5.93156458704911" calcext:value-type="float">
            <text:p>5.93156458704911</text:p>
          </table:table-cell>
          <table:table-cell office:value-type="float" office:value="5.42925795717019" calcext:value-type="float">
            <text:p>5.42925795717019</text:p>
          </table:table-cell>
          <table:table-cell office:value-type="float" office:value="0.494612385467558" calcext:value-type="float">
            <text:p>0.494612385467558</text:p>
          </table:table-cell>
          <table:table-cell office:value-type="float" office:value="0.007694244411367" calcext:value-type="float">
            <text:p>0.007694244411367</text:p>
          </table:table-cell>
        </table:table-row>
        <table:table-row table:style-name="ro7">
          <table:table-cell office:value-type="float" office:value="5.79621898065128" calcext:value-type="float">
            <text:p>5.79621898065128</text:p>
          </table:table-cell>
          <table:table-cell office:value-type="float" office:value="6.30428079930648" calcext:value-type="float">
            <text:p>6.30428079930648</text:p>
          </table:table-cell>
          <table:table-cell office:value-type="float" office:value="5.78915954210112" calcext:value-type="float">
            <text:p>5.78915954210112</text:p>
          </table:table-cell>
          <table:table-cell office:value-type="float" office:value="0.508061818655204" calcext:value-type="float">
            <text:p>0.508061818655204</text:p>
          </table:table-cell>
          <table:table-cell office:value-type="float" office:value="0.007059438550151" calcext:value-type="float">
            <text:p>0.007059438550151</text:p>
          </table:table-cell>
        </table:table-row>
        <table:table-row table:style-name="ro7">
          <table:table-cell office:value-type="float" office:value="6.15594891922722" calcext:value-type="float">
            <text:p>6.15594891922722</text:p>
          </table:table-cell>
          <table:table-cell office:value-type="float" office:value="6.68812638392799" calcext:value-type="float">
            <text:p>6.68812638392799</text:p>
          </table:table-cell>
          <table:table-cell office:value-type="float" office:value="6.14967595437865" calcext:value-type="float">
            <text:p>6.14967595437865</text:p>
          </table:table-cell>
          <table:table-cell office:value-type="float" office:value="0.53217746470077" calcext:value-type="float">
            <text:p>0.53217746470077</text:p>
          </table:table-cell>
          <table:table-cell office:value-type="float" office:value="0.006272964848567" calcext:value-type="float">
            <text:p>0.006272964848567</text:p>
          </table:table-cell>
        </table:table-row>
        <table:table-row table:style-name="ro7">
          <table:table-cell office:value-type="float" office:value="6.49592958635264" calcext:value-type="float">
            <text:p>6.49592958635264</text:p>
          </table:table-cell>
          <table:table-cell office:value-type="float" office:value="7.06325568603749" calcext:value-type="float">
            <text:p>7.06325568603749</text:p>
          </table:table-cell>
          <table:table-cell office:value-type="float" office:value="6.49054105554303" calcext:value-type="float">
            <text:p>6.49054105554303</text:p>
          </table:table-cell>
          <table:table-cell office:value-type="float" office:value="0.567326099684848" calcext:value-type="float">
            <text:p>0.567326099684848</text:p>
          </table:table-cell>
          <table:table-cell office:value-type="float" office:value="0.005388530809604" calcext:value-type="float">
            <text:p>0.005388530809604</text:p>
          </table:table-cell>
        </table:table-row>
        <table:table-row table:style-name="ro7">
          <table:table-cell office:value-type="float" office:value="6.79712475591434" calcext:value-type="float">
            <text:p>6.79712475591434</text:p>
          </table:table-cell>
          <table:table-cell office:value-type="float" office:value="7.41024497479116" calcext:value-type="float">
            <text:p>7.41024497479116</text:p>
          </table:table-cell>
          <table:table-cell office:value-type="float" office:value="6.79265872178151" calcext:value-type="float">
            <text:p>6.79265872178151</text:p>
          </table:table-cell>
          <table:table-cell office:value-type="float" office:value="0.613120218876824" calcext:value-type="float">
            <text:p>0.613120218876824</text:p>
          </table:table-cell>
          <table:table-cell office:value-type="float" office:value="0.004466034132832" calcext:value-type="float">
            <text:p>0.004466034132832</text:p>
          </table:table-cell>
        </table:table-row>
        <table:table-row table:style-name="ro7">
          <table:table-cell office:value-type="float" office:value="7.04313232815236" calcext:value-type="float">
            <text:p>7.04313232815236</text:p>
          </table:table-cell>
          <table:table-cell office:value-type="float" office:value="7.71158458603024" calcext:value-type="float">
            <text:p>7.71158458603024</text:p>
          </table:table-cell>
          <table:table-cell office:value-type="float" office:value="7.0395653375778" calcext:value-type="float">
            <text:p>7.0395653375778</text:p>
          </table:table-cell>
          <table:table-cell office:value-type="float" office:value="0.668452257877878" calcext:value-type="float">
            <text:p>0.668452257877878</text:p>
          </table:table-cell>
          <table:table-cell office:value-type="float" office:value="0.003566990574554" calcext:value-type="float">
            <text:p>0.003566990574554</text:p>
          </table:table-cell>
        </table:table-row>
        <table:table-row table:style-name="ro7">
          <table:table-cell office:value-type="float" office:value="7.22144074395228" calcext:value-type="float">
            <text:p>7.22144074395228</text:p>
          </table:table-cell>
          <table:table-cell office:value-type="float" office:value="7.95302353299835" calcext:value-type="float">
            <text:p>7.95302353299835</text:p>
          </table:table-cell>
          <table:table-cell office:value-type="float" office:value="7.21869091171159" calcext:value-type="float">
            <text:p>7.21869091171159</text:p>
          </table:table-cell>
          <table:table-cell office:value-type="float" office:value="0.731582789046074" calcext:value-type="float">
            <text:p>0.731582789046074</text:p>
          </table:table-cell>
          <table:table-cell office:value-type="float" office:value="0.002749832240687" calcext:value-type="float">
            <text:p>0.002749832240687</text:p>
          </table:table-cell>
        </table:table-row>
        <table:table-row table:style-name="ro7">
          <table:table-cell office:value-type="float" office:value="7.32439006903606" calcext:value-type="float">
            <text:p>7.32439006903606</text:p>
          </table:table-cell>
          <table:table-cell office:value-type="float" office:value="8.12466620080925" calcext:value-type="float">
            <text:p>8.12466620080925</text:p>
          </table:table-cell>
          <table:table-cell office:value-type="float" office:value="7.32232463885095" calcext:value-type="float">
            <text:p>7.32232463885095</text:p>
          </table:table-cell>
          <table:table-cell office:value-type="float" office:value="0.800276131773192" calcext:value-type="float">
            <text:p>0.800276131773192</text:p>
          </table:table-cell>
          <table:table-cell office:value-type="float" office:value="0.002065430185112" calcext:value-type="float">
            <text:p>0.002065430185112</text:p>
          </table:table-cell>
        </table:table-row>
        <table:table-row table:style-name="ro7">
          <table:table-cell office:value-type="float" office:value="7.34976599849327" calcext:value-type="float">
            <text:p>7.34976599849327</text:p>
          </table:table-cell>
          <table:table-cell office:value-type="float" office:value="8.22173923599689" calcext:value-type="float">
            <text:p>8.22173923599689</text:p>
          </table:table-cell>
          <table:table-cell office:value-type="float" office:value="7.34821282041452" calcext:value-type="float">
            <text:p>7.34821282041452</text:p>
          </table:table-cell>
          <table:table-cell office:value-type="float" office:value="0.871973237503624" calcext:value-type="float">
            <text:p>0.871973237503624</text:p>
          </table:table-cell>
          <table:table-cell office:value-type="float" office:value="0.001553178078756" calcext:value-type="float">
            <text:p>0.001553178078756</text:p>
          </table:table-cell>
        </table:table-row>
        <table:table-row table:style-name="ro7">
          <table:table-cell office:value-type="float" office:value="7.3009825255708" calcext:value-type="float">
            <text:p>7.3009825255708</text:p>
          </table:table-cell>
          <table:table-cell office:value-type="float" office:value="8.24497142427296" calcext:value-type="float">
            <text:p>8.24497142427296</text:p>
          </table:table-cell>
          <table:table-cell office:value-type="float" office:value="7.29974459419728" calcext:value-type="float">
            <text:p>7.29974459419728</text:p>
          </table:table-cell>
          <table:table-cell office:value-type="float" office:value="0.943988898702165" calcext:value-type="float">
            <text:p>0.943988898702165</text:p>
          </table:table-cell>
          <table:table-cell office:value-type="float" office:value="0.001237931373519" calcext:value-type="float">
            <text:p>0.001237931373519</text:p>
          </table:table-cell>
        </table:table-row>
        <table:table-row table:style-name="ro7">
          <table:table-cell office:value-type="float" office:value="7.18683985873948" calcext:value-type="float">
            <text:p>7.18683985873948</text:p>
          </table:table-cell>
          <table:table-cell office:value-type="float" office:value="8.20055835412182" calcext:value-type="float">
            <text:p>8.20055835412182</text:p>
          </table:table-cell>
          <table:table-cell office:value-type="float" office:value="7.18571182677225" calcext:value-type="float">
            <text:p>7.18571182677225</text:p>
          </table:table-cell>
          <table:table-cell office:value-type="float" office:value="1.01371849538234" calcext:value-type="float">
            <text:p>1.01371849538234</text:p>
          </table:table-cell>
          <table:table-cell office:value-type="float" office:value="0.001128031967231" calcext:value-type="float">
            <text:p>0.001128031967231</text:p>
          </table:table-cell>
        </table:table-row>
        <table:table-row table:style-name="ro7">
          <table:table-cell office:value-type="float" office:value="7.02087603489375" calcext:value-type="float">
            <text:p>7.02087603489375</text:p>
          </table:table-cell>
          <table:table-cell office:value-type="float" office:value="8.09971480532165" calcext:value-type="float">
            <text:p>8.09971480532165</text:p>
          </table:table-cell>
          <table:table-cell office:value-type="float" office:value="7.01966146818832" calcext:value-type="float">
            <text:p>7.01966146818832</text:p>
          </table:table-cell>
          <table:table-cell office:value-type="float" office:value="1.07883877042791" calcext:value-type="float">
            <text:p>1.07883877042791</text:p>
          </table:table-cell>
          <table:table-cell office:value-type="float" office:value="0.001214566705424" calcext:value-type="float">
            <text:p>0.001214566705424</text:p>
          </table:table-cell>
        </table:table-row>
        <table:table-row table:style-name="ro7">
          <table:table-cell office:value-type="float" office:value="6.82036116576532" calcext:value-type="float">
            <text:p>6.82036116576532</text:p>
          </table:table-cell>
          <table:table-cell office:value-type="float" office:value="7.95784873526802" calcext:value-type="float">
            <text:p>7.95784873526802</text:p>
          </table:table-cell>
          <table:table-cell office:value-type="float" office:value="6.81888925050505" calcext:value-type="float">
            <text:p>6.81888925050505</text:p>
          </table:table-cell>
          <table:table-cell office:value-type="float" office:value="1.1374875695027" calcext:value-type="float">
            <text:p>1.1374875695027</text:p>
          </table:table-cell>
          <table:table-cell office:value-type="float" office:value="0.001471915260276" calcext:value-type="float">
            <text:p>0.001471915260276</text:p>
          </table:table-cell>
        </table:table-row>
        <table:table-row table:style-name="ro7">
          <table:table-cell office:value-type="float" office:value="6.60501007521838" calcext:value-type="float">
            <text:p>6.60501007521838</text:p>
          </table:table-cell>
          <table:table-cell office:value-type="float" office:value="7.79341913426595" calcext:value-type="float">
            <text:p>7.79341913426595</text:p>
          </table:table-cell>
          <table:table-cell office:value-type="float" office:value="6.60315052924586" calcext:value-type="float">
            <text:p>6.60315052924586</text:p>
          </table:table-cell>
          <table:table-cell office:value-type="float" office:value="1.18840905904758" calcext:value-type="float">
            <text:p>1.18840905904758</text:p>
          </table:table-cell>
          <table:table-cell office:value-type="float" office:value="0.001859545972523" calcext:value-type="float">
            <text:p>0.001859545972523</text:p>
          </table:table-cell>
        </table:table-row>
        <table:table-row table:style-name="ro7">
          <table:table-cell office:value-type="float" office:value="6.39551021943734" calcext:value-type="float">
            <text:p>6.39551021943734</text:p>
          </table:table-cell>
          <table:table-cell office:value-type="float" office:value="7.6265637473046" calcext:value-type="float">
            <text:p>7.6265637473046</text:p>
          </table:table-cell>
          <table:table-cell office:value-type="float" office:value="6.39318529502712" calcext:value-type="float">
            <text:p>6.39318529502712</text:p>
          </table:table-cell>
          <table:table-cell office:value-type="float" office:value="1.23105352786726" calcext:value-type="float">
            <text:p>1.23105352786726</text:p>
          </table:table-cell>
          <table:table-cell office:value-type="float" office:value="0.002324924410227" calcext:value-type="float">
            <text:p>0.002324924410227</text:p>
          </table:table-cell>
        </table:table-row>
        <table:table-row table:style-name="ro7">
          <table:table-cell office:value-type="float" office:value="6.21197564035126" calcext:value-type="float">
            <text:p>6.21197564035126</text:p>
          </table:table-cell>
          <table:table-cell office:value-type="float" office:value="7.47759992947991" calcext:value-type="float">
            <text:p>7.47759992947991</text:p>
          </table:table-cell>
          <table:table-cell office:value-type="float" office:value="6.20916832461431" calcext:value-type="float">
            <text:p>6.20916832461431</text:p>
          </table:table-cell>
          <table:table-cell office:value-type="float" office:value="1.26562428912865" calcext:value-type="float">
            <text:p>1.26562428912865</text:p>
          </table:table-cell>
          <table:table-cell office:value-type="float" office:value="0.00280731573695" calcext:value-type="float">
            <text:p>0.00280731573695</text:p>
          </table:table-cell>
        </table:table-row>
        <table:table-row table:style-name="ro7">
          <table:table-cell office:value-type="float" office:value="6.07244324235797" calcext:value-type="float">
            <text:p>6.07244324235797</text:p>
          </table:table-cell>
          <table:table-cell office:value-type="float" office:value="7.36551141608046" calcext:value-type="float">
            <text:p>7.36551141608046</text:p>
          </table:table-cell>
          <table:table-cell office:value-type="float" office:value="6.06920104758197" calcext:value-type="float">
            <text:p>6.06920104758197</text:p>
          </table:table-cell>
          <table:table-cell office:value-type="float" office:value="1.29306817372248" calcext:value-type="float">
            <text:p>1.29306817372248</text:p>
          </table:table-cell>
          <table:table-cell office:value-type="float" office:value="0.003242194776004" calcext:value-type="float">
            <text:p>0.003242194776004</text:p>
          </table:table-cell>
        </table:table-row>
        <table:table-row table:style-name="ro7">
          <table:table-cell office:value-type="float" office:value="5.99152448632903" calcext:value-type="float">
            <text:p>5.99152448632903</text:p>
          </table:table-cell>
          <table:table-cell office:value-type="float" office:value="7.30653483045264" calcext:value-type="float">
            <text:p>7.30653483045264</text:p>
          </table:table-cell>
          <table:table-cell office:value-type="float" office:value="5.98795855437295" calcext:value-type="float">
            <text:p>5.98795855437295</text:p>
          </table:table-cell>
          <table:table-cell office:value-type="float" office:value="1.31501034412361" calcext:value-type="float">
            <text:p>1.31501034412361</text:p>
          </table:table-cell>
          <table:table-cell office:value-type="float" office:value="0.003565931956079" calcext:value-type="float">
            <text:p>0.003565931956079</text:p>
          </table:table-cell>
        </table:table-row>
        <table:table-row table:style-name="ro7">
          <table:table-cell office:value-type="float" office:value="5.97931390250004" calcext:value-type="float">
            <text:p>5.97931390250004</text:p>
          </table:table-cell>
          <table:table-cell office:value-type="float" office:value="7.31295224404637" calcext:value-type="float">
            <text:p>7.31295224404637</text:p>
          </table:table-cell>
          <table:table-cell office:value-type="float" office:value="5.97559349994036" calcext:value-type="float">
            <text:p>5.97559349994036</text:p>
          </table:table-cell>
          <table:table-cell office:value-type="float" office:value="1.33363834154633" calcext:value-type="float">
            <text:p>1.33363834154633</text:p>
          </table:table-cell>
          <table:table-cell office:value-type="float" office:value="0.003720402559679" calcext:value-type="float">
            <text:p>0.003720402559679</text:p>
          </table:table-cell>
        </table:table-row>
        <table:table-row table:style-name="ro7">
          <table:table-cell office:value-type="float" office:value="6.04063651333423" calcext:value-type="float">
            <text:p>6.04063651333423</text:p>
          </table:table-cell>
          <table:table-cell office:value-type="float" office:value="7.39218060720623" calcext:value-type="float">
            <text:p>7.39218060720623</text:p>
          </table:table-cell>
          <table:table-cell office:value-type="float" office:value="6.03697934090486" calcext:value-type="float">
            <text:p>6.03697934090486</text:p>
          </table:table-cell>
          <table:table-cell office:value-type="float" office:value="1.35154409387199" calcext:value-type="float">
            <text:p>1.35154409387199</text:p>
          </table:table-cell>
          <table:table-cell office:value-type="float" office:value="0.003657172429374" calcext:value-type="float">
            <text:p>0.003657172429374</text:p>
          </table:table-cell>
        </table:table-row>
        <table:table-row table:style-name="ro7">
          <table:table-cell office:value-type="float" office:value="6.17469077955627" calcext:value-type="float">
            <text:p>6.17469077955627</text:p>
          </table:table-cell>
          <table:table-cell office:value-type="float" office:value="7.54622655036809" calcext:value-type="float">
            <text:p>7.54622655036809</text:p>
          </table:table-cell>
          <table:table-cell office:value-type="float" office:value="6.17134983447024" calcext:value-type="float">
            <text:p>6.17134983447024</text:p>
          </table:table-cell>
          <table:table-cell office:value-type="float" office:value="1.37153577081182" calcext:value-type="float">
            <text:p>1.37153577081182</text:p>
          </table:table-cell>
          <table:table-cell office:value-type="float" office:value="0.003340945086025" calcext:value-type="float">
            <text:p>0.003340945086025</text:p>
          </table:table-cell>
        </table:table-row>
        <table:table-row table:style-name="ro7">
          <table:table-cell office:value-type="float" office:value="6.37511395162028" calcext:value-type="float">
            <text:p>6.37511395162028</text:p>
          </table:table-cell>
          <table:table-cell office:value-type="float" office:value="7.77154759024947" calcext:value-type="float">
            <text:p>7.77154759024947</text:p>
          </table:table-cell>
          <table:table-cell office:value-type="float" office:value="6.37236194093221" calcext:value-type="float">
            <text:p>6.37236194093221</text:p>
          </table:table-cell>
          <table:table-cell office:value-type="float" office:value="1.39643363862919" calcext:value-type="float">
            <text:p>1.39643363862919</text:p>
          </table:table-cell>
          <table:table-cell office:value-type="float" office:value="0.00275201068807" calcext:value-type="float">
            <text:p>0.00275201068807</text:p>
          </table:table-cell>
        </table:table-row>
        <table:table-row table:style-name="ro7">
          <table:table-cell office:value-type="float" office:value="6.63046495891179" calcext:value-type="float">
            <text:p>6.63046495891179</text:p>
          </table:table-cell>
          <table:table-cell office:value-type="float" office:value="8.05933022809107" calcext:value-type="float">
            <text:p>8.05933022809107</text:p>
          </table:table-cell>
          <table:table-cell office:value-type="float" office:value="6.62857744666974" calcext:value-type="float">
            <text:p>6.62857744666974</text:p>
          </table:table-cell>
          <table:table-cell office:value-type="float" office:value="1.42886526917929" calcext:value-type="float">
            <text:p>1.42886526917929</text:p>
          </table:table-cell>
          <table:table-cell office:value-type="float" office:value="0.001887512242043" calcext:value-type="float">
            <text:p>0.001887512242043</text:p>
          </table:table-cell>
        </table:table-row>
      </table:table>
      <table:table table:name="Sheet5" table:style-name="ta1">
        <table:table-column table:style-name="co8" table:default-cell-style-name="ce23"/>
        <table:table-column table:style-name="co19" table:default-cell-style-name="ce13"/>
        <table:table-column table:style-name="co20" table:default-cell-style-name="ce13"/>
        <table:table-column table:style-name="co21" table:number-columns-repeated="3" table:default-cell-style-name="ce13"/>
        <table:table-column table:style-name="co21" table:default-cell-style-name="ce14"/>
        <table:table-column table:style-name="co12" table:default-cell-style-name="ce14"/>
        <table:table-column table:style-name="co7" table:default-cell-style-name="ce14"/>
        <table:table-column table:style-name="co18" table:default-cell-style-name="ce14"/>
        <table:table-row table:style-name="ro15">
          <table:table-cell office:value-type="string" calcext:value-type="string">
            <text:p>H</text:p>
          </table:table-cell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0.55" calcext:value-type="float">
            <text:p>0.55</text:p>
          </table:table-cell>
          <table:table-cell table:style-name="ce25" office:value-type="float" office:value="0.275" calcext:value-type="float">
            <text:p>0.275</text:p>
          </table:table-cell>
          <table:table-cell table:style-name="ce25" office:value-type="float" office:value="0.1375" calcext:value-type="float">
            <text:p>0.1375</text:p>
          </table:table-cell>
          <table:table-cell table:style-name="ce25" office:value-type="float" office:value="0.06875" calcext:value-type="float">
            <text:p>0.06875</text:p>
          </table:table-cell>
          <table:table-cell table:style-name="ce25" office:value-type="float" office:value="0.034375" calcext:value-type="float">
            <text:p>0.034375</text:p>
          </table:table-cell>
          <table:table-cell table:style-name="ce25" office:value-type="float" office:value="0.0171875" calcext:value-type="float">
            <text:p>0.0171875</text:p>
          </table:table-cell>
          <table:table-cell table:style-name="ce25" office:value-type="float" office:value="0.00859375" calcext:value-type="float">
            <text:p>0.00859375</text:p>
          </table:table-cell>
          <table:table-cell table:style-name="ce25" office:value-type="float" office:value="0.004296875" calcext:value-type="float">
            <text:p>0.004296875</text:p>
          </table:table-cell>
        </table:table-row>
        <table:table-row table:style-name="ro16">
          <table:table-cell office:value-type="string" calcext:value-type="string">
            <text:p>Эйлер</text:p>
          </table:table-cell>
          <table:table-cell office:value-type="float" office:value="6.73638154244399" calcext:value-type="float">
            <text:p>6.73638154244399</text:p>
          </table:table-cell>
          <table:table-cell office:value-type="float" office:value="3.63662595639776" calcext:value-type="float">
            <text:p>3.63662595639776</text:p>
          </table:table-cell>
          <table:table-cell office:value-type="float" office:value="1.26633979572883" calcext:value-type="float">
            <text:p>1.26633979572883</text:p>
          </table:table-cell>
          <table:table-cell office:value-type="float" office:value="0.379256458757766" calcext:value-type="float">
            <text:p>0.379256458757766</text:p>
          </table:table-cell>
          <table:table-cell office:value-type="float" office:value="0.106032470548425" calcext:value-type="float">
            <text:p>0.106032470548425</text:p>
          </table:table-cell>
          <table:table-cell table:style-name="ce13" office:value-type="float" office:value="0.028330695057285" calcext:value-type="float">
            <text:p>0.028330695057285</text:p>
          </table:table-cell>
          <table:table-cell table:style-name="ce13" office:value-type="float" office:value="0.007349258326386" calcext:value-type="float">
            <text:p>0.007349258326386</text:p>
          </table:table-cell>
          <table:table-cell table:style-name="ce13" office:value-type="float" office:value="0.00187362594852" calcext:value-type="float">
            <text:p>0.00187362594852</text:p>
          </table:table-cell>
          <table:table-cell table:style-name="ce13" office:value-type="float" office:value="0.000473153785699" calcext:value-type="float">
            <text:p>0.000473153785699</text:p>
          </table:table-cell>
        </table:table-row>
        <table:table-row table:style-name="ro14">
          <table:table-cell table:style-name="ce24" office:value-type="string" calcext:value-type="string">
            <text:p>РК 3-го порядка</text:p>
          </table:table-cell>
          <table:table-cell office:value-type="float" office:value="0.16052451851311" calcext:value-type="float">
            <text:p>0.16052451851311</text:p>
          </table:table-cell>
          <table:table-cell office:value-type="float" office:value="0.013048891190288" calcext:value-type="float">
            <text:p>0.013048891190288</text:p>
          </table:table-cell>
          <table:table-cell office:value-type="float" office:value="0.005488059737202" calcext:value-type="float">
            <text:p>0.005488059737202</text:p>
          </table:table-cell>
          <table:table-cell office:value-type="float" office:value="0.001177889880422" calcext:value-type="float">
            <text:p>0.001177889880422</text:p>
          </table:table-cell>
          <table:table-cell office:value-type="float" office:value="0.000132946410162" calcext:value-type="float">
            <text:p>0.000132946410162</text:p>
          </table:table-cell>
          <table:table-cell office:value-type="float" office:value="0.000011263615902" calcext:value-type="float">
            <text:p>0.000011263615902</text:p>
          </table:table-cell>
          <table:table-cell office:value-type="float" office:value="0.000000822842614" calcext:value-type="float">
            <text:p>0.000000822842614</text:p>
          </table:table-cell>
          <table:table-cell office:value-type="float" office:value="0.00000005566758" calcext:value-type="float">
            <text:p>0.000000055667580</text:p>
          </table:table-cell>
          <table:table-cell office:value-type="float" office:value="0.000000003621341" calcext:value-type="float">
            <text:p>0.000000003621341</text:p>
          </table:table-cell>
        </table:table-row>
        <table:table-row table:style-name="ro17">
          <table:table-cell table:style-name="ce24" office:value-type="string" calcext:value-type="string">
            <text:p>РК 4-го порядка</text:p>
          </table:table-cell>
          <table:table-cell office:value-type="float" office:value="0.148540537816977" calcext:value-type="float">
            <text:p>0.148540537816977</text:p>
          </table:table-cell>
          <table:table-cell office:value-type="float" office:value="0.015155727781087" calcext:value-type="float">
            <text:p>0.015155727781087</text:p>
          </table:table-cell>
          <table:table-cell office:value-type="float" office:value="0.005308004248994" calcext:value-type="float">
            <text:p>0.005308004248994</text:p>
          </table:table-cell>
          <table:table-cell office:value-type="float" office:value="0.001164424640362" calcext:value-type="float">
            <text:p>0.001164424640362</text:p>
          </table:table-cell>
          <table:table-cell office:value-type="float" office:value="0.000132005007915" calcext:value-type="float">
            <text:p>0.000132005007915</text:p>
          </table:table-cell>
          <table:table-cell office:value-type="float" office:value="0.000011200757521" calcext:value-type="float">
            <text:p>0.000011200757521</text:p>
          </table:table-cell>
          <table:table-cell office:value-type="float" office:value="0.000000818768325" calcext:value-type="float">
            <text:p>0.000000818768325</text:p>
          </table:table-cell>
          <table:table-cell office:value-type="float" office:value="0.000000055407904" calcext:value-type="float">
            <text:p>0.000000055407904</text:p>
          </table:table-cell>
          <table:table-cell office:value-type="float" office:value="0.00000000360486" calcext:value-type="float">
            <text:p>0.000000003604860</text:p>
          </table:table-cell>
        </table:table-row>
      </table:table>
      <table:table table:name="Sheet6" table:style-name="ta1">
        <table:table-column table:style-name="co22" table:default-cell-style-name="ce20"/>
        <table:table-column table:style-name="co4" table:default-cell-style-name="ce27"/>
        <table:table-column table:style-name="co23" table:number-columns-repeated="2" table:default-cell-style-name="ce27"/>
        <table:table-column table:style-name="co24" table:number-columns-repeated="5" table:default-cell-style-name="ce27"/>
        <table:table-column table:style-name="co24" table:default-cell-style-name="ce29"/>
        <table:table-column table:style-name="co8" table:number-columns-repeated="7" table:default-cell-style-name="Default"/>
        <table:table-column table:style-name="co25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h\d</text:p>
          </table:table-cell>
          <table:table-cell table:style-name="ce26" office:value-type="float" office:value="0.01" calcext:value-type="float">
            <text:p>1.00E-02</text:p>
          </table:table-cell>
          <table:table-cell table:style-name="ce26" office:value-type="float" office:value="0.001" calcext:value-type="float">
            <text:p>1.00E-03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26" office:value-type="float" office:value="0.00001" calcext:value-type="float">
            <text:p>1.00E-05</text:p>
          </table:table-cell>
          <table:table-cell table:style-name="ce20" office:value-type="float" office:value="0.000001" calcext:value-type="float">
            <text:p>1E-06</text:p>
          </table:table-cell>
          <table:table-cell table:style-name="ce20" office:value-type="float" office:value="0.0000001" calcext:value-type="float">
            <text:p>1E-07</text:p>
          </table:table-cell>
          <table:table-cell table:style-name="ce20" office:value-type="float" office:value="0.00000001" calcext:value-type="float">
            <text:p>1E-08</text:p>
          </table:table-cell>
          <table:table-cell table:style-name="ce20" office:value-type="float" office:value="0.000000001" calcext:value-type="float">
            <text:p>1E-09</text:p>
          </table:table-cell>
          <table:table-cell table:style-name="ce20" office:value-type="float" office:value="0.0000000001" calcext:value-type="float">
            <text:p>1E-10</text:p>
          </table:table-cell>
          <table:table-cell table:number-columns-repeated="9"/>
        </table:table-row>
        <table:table-row table:style-name="ro18">
          <table:table-cell office:value-type="float" office:value="1.1" calcext:value-type="float">
            <text:p>1.1</text:p>
          </table:table-cell>
          <table:table-cell table:style-name="ce13" office:value-type="float" office:value="1.32628018134699" calcext:value-type="float">
            <text:p>1.32628018134699</text:p>
          </table:table-cell>
          <table:table-cell table:style-name="ce13" office:value-type="float" office:value="1.31506275596168" calcext:value-type="float">
            <text:p>1.31506275596168</text:p>
          </table:table-cell>
          <table:table-cell table:style-name="ce13" office:value-type="float" office:value="1.30413928502882" calcext:value-type="float">
            <text:p>1.30413928502882</text:p>
          </table:table-cell>
          <table:table-cell table:style-name="ce13" office:value-type="float" office:value="1.30323707647953" calcext:value-type="float">
            <text:p>1.30323707647953</text:p>
          </table:table-cell>
          <table:table-cell table:style-name="ce13" office:value-type="float" office:value="1.30316549154793" calcext:value-type="float">
            <text:p>1.30316549154793</text:p>
          </table:table-cell>
          <table:table-cell table:style-name="ce13" office:value-type="float" office:value="1.30315673151138" calcext:value-type="float">
            <text:p>1.30315673151138</text:p>
          </table:table-cell>
          <table:table-cell table:style-name="ce13" office:value-type="float" office:value="1.30315600880693" calcext:value-type="float">
            <text:p>1.30315600880693</text:p>
          </table:table-cell>
          <table:table-cell table:style-name="ce13" office:value-type="float" office:value="1.30315594918381" calcext:value-type="float">
            <text:p>1.30315594918381</text:p>
          </table:table-cell>
          <table:table-cell table:style-name="ce30" office:value-type="float" office:value="1.3031559442649" calcext:value-type="float">
            <text:p>1.3031559442649</text:p>
          </table:table-cell>
          <table:table-cell table:formula="of:=[.B2]-[.J2]" office:value-type="float" office:value="0.0231242370820839" calcext:value-type="float">
            <text:p>0.023124237082084</text:p>
          </table:table-cell>
          <table:table-cell table:formula="of:=[.C2]-[.$J2]" office:value-type="float" office:value="0.0119068116967749" calcext:value-type="float">
            <text:p>0.011906811696775</text:p>
          </table:table-cell>
          <table:table-cell table:formula="of:=[.D2]-[.$J2]" office:value-type="float" office:value="0.000983340763919038" calcext:value-type="float">
            <text:p>0.000983340763919</text:p>
          </table:table-cell>
          <table:table-cell table:formula="of:=[.E2]-[.$J2]" office:value-type="float" office:value="0.0000811322146259119" calcext:value-type="float">
            <text:p>8.11322146259119E-05</text:p>
          </table:table-cell>
          <table:table-cell table:formula="of:=[.F2]-[.$J2]" office:value-type="float" office:value="0.00000954728302993146" calcext:value-type="float">
            <text:p>9.54728302993146E-06</text:p>
          </table:table-cell>
          <table:table-cell table:formula="of:=[.G2]-[.$J2]" office:value-type="float" office:value="0.000000787246476008363" calcext:value-type="float">
            <text:p>7.87246476008363E-07</text:p>
          </table:table-cell>
          <table:table-cell table:formula="of:=[.H2]-[.$J2]" office:value-type="float" office:value="0.0000000645420299427713" calcext:value-type="float">
            <text:p>6.45420299427713E-08</text:p>
          </table:table-cell>
          <table:table-cell table:formula="of:=[.I2]-[.$J2]" office:value-type="float" office:value="0.00000000491890994602784" calcext:value-type="float">
            <text:p>4.91890994602784E-09</text:p>
          </table:table-cell>
          <table:table-cell table:formula="of:=[.J2]-[.$J2]" office:value-type="float" office:value="0" calcext:value-type="float">
            <text:p>0</text:p>
          </table:table-cell>
        </table:table-row>
        <table:table-row table:style-name="ro18">
          <table:table-cell office:value-type="float" office:value="0.55" calcext:value-type="float">
            <text:p>0.55</text:p>
          </table:table-cell>
          <table:table-cell office:value-type="float" office:value="0.447109851221867" calcext:value-type="float">
            <text:p>0.447109851221867</text:p>
          </table:table-cell>
          <table:table-cell office:value-type="float" office:value="0.347320232929865" calcext:value-type="float">
            <text:p>0.347320232929865</text:p>
          </table:table-cell>
          <table:table-cell office:value-type="float" office:value="0.341095590163498" calcext:value-type="float">
            <text:p>0.341095590163498</text:p>
          </table:table-cell>
          <table:table-cell table:style-name="ce28" office:value-type="float" office:value="0.339890852920965" calcext:value-type="float">
            <text:p>0.339890852920965</text:p>
          </table:table-cell>
          <table:table-cell office:value-type="float" office:value="0.339955658687436" calcext:value-type="float">
            <text:p>0.339955658687436</text:p>
          </table:table-cell>
          <table:table-cell office:value-type="float" office:value="0.339943779794575" calcext:value-type="float">
            <text:p>0.339943779794575</text:p>
          </table:table-cell>
          <table:table-cell office:value-type="float" office:value="0.339943658488847" calcext:value-type="float">
            <text:p>0.339943658488847</text:p>
          </table:table-cell>
          <table:table-cell office:value-type="float" office:value="0.339943509110999" calcext:value-type="float">
            <text:p>0.339943509110999</text:p>
          </table:table-cell>
          <table:table-cell table:style-name="ce27" office:value-type="float" office:value="0.339943516662639" calcext:value-type="float">
            <text:p>0.339943516662639</text:p>
          </table:table-cell>
          <table:table-cell table:formula="of:=[.B3]-[.J3]" office:value-type="float" office:value="0.107166334559228" calcext:value-type="float">
            <text:p>0.107166334559228</text:p>
          </table:table-cell>
          <table:table-cell table:formula="of:=[.C3]-[.$J3]" office:value-type="float" office:value="0.00737671626722602" calcext:value-type="float">
            <text:p>0.007376716267226</text:p>
          </table:table-cell>
          <table:table-cell table:formula="of:=[.D3]-[.$J3]" office:value-type="float" office:value="0.00115207350085905" calcext:value-type="float">
            <text:p>0.001152073500859</text:p>
          </table:table-cell>
          <table:table-cell table:formula="of:=[.E3]-[.$I3]" office:value-type="float" office:value="-0.0000526561900339728" calcext:value-type="float">
            <text:p>-5.26561900339728E-05</text:p>
          </table:table-cell>
          <table:table-cell table:formula="of:=[.F3]-[.$J3]" office:value-type="float" office:value="0.0000121420247970461" calcext:value-type="float">
            <text:p>1.21420247970461E-05</text:p>
          </table:table-cell>
          <table:table-cell table:formula="of:=[.G3]-[.$J3]" office:value-type="float" office:value="0.000000263131936018013" calcext:value-type="float">
            <text:p>2.63131936018013E-07</text:p>
          </table:table-cell>
          <table:table-cell table:formula="of:=[.H3]-[.$J3]" office:value-type="float" office:value="0.000000141826207999962" calcext:value-type="float">
            <text:p>1.41826207999962E-07</text:p>
          </table:table-cell>
          <table:table-cell table:formula="of:=[.I3]-[.$J3]" office:value-type="float" office:value="-0.00000000755163998000796" calcext:value-type="float">
            <text:p>-7.55163998000796E-09</text:p>
          </table:table-cell>
          <table:table-cell/>
        </table:table-row>
        <table:table-row table:style-name="ro18">
          <table:table-cell office:value-type="float" office:value="0.275" calcext:value-type="float">
            <text:p>0.275</text:p>
          </table:table-cell>
          <table:table-cell office:value-type="float" office:value="0.293821652909067" calcext:value-type="float">
            <text:p>0.293821652909067</text:p>
          </table:table-cell>
          <table:table-cell office:value-type="float" office:value="0.114370317025893" calcext:value-type="float">
            <text:p>0.114370317025893</text:p>
          </table:table-cell>
          <table:table-cell office:value-type="float" office:value="0.08724150462746" calcext:value-type="float">
            <text:p>0.08724150462746</text:p>
          </table:table-cell>
          <table:table-cell office:value-type="float" office:value="0.086677843516732" calcext:value-type="float">
            <text:p>0.086677843516732</text:p>
          </table:table-cell>
          <table:table-cell office:value-type="float" office:value="0.086289432721411" calcext:value-type="float">
            <text:p>0.086289432721411</text:p>
          </table:table-cell>
          <table:table-cell table:style-name="ce29" office:value-type="float" office:value="0.086260412458601" calcext:value-type="float">
            <text:p>0.086260412458601</text:p>
          </table:table-cell>
          <table:table-cell office:value-type="float" office:value="0.086261089807881" calcext:value-type="float">
            <text:p>0.086261089807881</text:p>
          </table:table-cell>
          <table:table-cell office:value-type="float" office:value="0.086260890077974" calcext:value-type="float">
            <text:p>0.086260890077974</text:p>
          </table:table-cell>
          <table:table-cell table:style-name="ce27" office:value-type="float" office:value="0.086260847674883" calcext:value-type="float">
            <text:p>0.086260847674883</text:p>
          </table:table-cell>
          <table:table-cell table:formula="of:=[.B4]-[.J4]" office:value-type="float" office:value="0.207560805234184" calcext:value-type="float">
            <text:p>0.207560805234184</text:p>
          </table:table-cell>
          <table:table-cell table:formula="of:=[.C4]-[.$J4]" office:value-type="float" office:value="0.02810946935101" calcext:value-type="float">
            <text:p>0.02810946935101</text:p>
          </table:table-cell>
          <table:table-cell table:formula="of:=[.D4]-[.$J4]" office:value-type="float" office:value="0.000980656952577" calcext:value-type="float">
            <text:p>0.000980656952577</text:p>
          </table:table-cell>
          <table:table-cell table:formula="of:=[.E4]-[.$J4]" office:value-type="float" office:value="0.000416995841848997" calcext:value-type="float">
            <text:p>0.000416995841849</text:p>
          </table:table-cell>
          <table:table-cell table:formula="of:=[.F4]-[.$J4]" office:value-type="float" office:value="0.0000285850465280013" calcext:value-type="float">
            <text:p>2.85850465280013E-05</text:p>
          </table:table-cell>
          <table:table-cell table:formula="of:=[.G4]-[.$J4]" office:value-type="float" office:value="-0.000000435216281999273" calcext:value-type="float">
            <text:p>-4.35216281999273E-07</text:p>
          </table:table-cell>
          <table:table-cell table:formula="of:=[.H4]-[.$J4]" office:value-type="float" office:value="0.000000242132997999023" calcext:value-type="float">
            <text:p>2.42132997999023E-07</text:p>
          </table:table-cell>
          <table:table-cell table:formula="of:=[.I4]-[.$J4]" office:value-type="float" office:value="0.0000000424030909967899" calcext:value-type="float">
            <text:p>4.24030909967899E-08</text:p>
          </table:table-cell>
          <table:table-cell/>
        </table:table-row>
        <table:table-row table:style-name="ro18">
          <table:table-cell office:value-type="float" office:value="0.1375" calcext:value-type="float">
            <text:p>0.1375</text:p>
          </table:table-cell>
          <table:table-cell office:value-type="float" office:value="0.713488878468622" calcext:value-type="float">
            <text:p>0.713488878468622</text:p>
          </table:table-cell>
          <table:table-cell office:value-type="float" office:value="0.063142445684941" calcext:value-type="float">
            <text:p>0.063142445684941</text:p>
          </table:table-cell>
          <table:table-cell office:value-type="float" office:value="0.030109943209248" calcext:value-type="float">
            <text:p>0.030109943209248</text:p>
          </table:table-cell>
          <table:table-cell office:value-type="float" office:value="0.02213266498533" calcext:value-type="float">
            <text:p>0.02213266498533</text:p>
          </table:table-cell>
          <table:table-cell office:value-type="float" office:value="0.021742898946508" calcext:value-type="float">
            <text:p>0.021742898946508</text:p>
          </table:table-cell>
          <table:table-cell office:value-type="float" office:value="0.021659379275286" calcext:value-type="float">
            <text:p>0.021659379275286</text:p>
          </table:table-cell>
          <table:table-cell office:value-type="float" office:value="0.021656423795557" calcext:value-type="float">
            <text:p>0.021656423795557</text:p>
          </table:table-cell>
          <table:table-cell office:value-type="float" office:value="0.021655689340482" calcext:value-type="float">
            <text:p>0.021655689340482</text:p>
          </table:table-cell>
          <table:table-cell office:value-type="float" office:value="0.021655673592637" calcext:value-type="float">
            <text:p>0.021655673592637</text:p>
          </table:table-cell>
          <table:table-cell table:formula="of:=[.B5]-[.J5]" office:value-type="float" office:value="0.691833204875985" calcext:value-type="float">
            <text:p>0.691833204875985</text:p>
          </table:table-cell>
          <table:table-cell table:formula="of:=[.C5]-[.$J5]" office:value-type="float" office:value="0.041486772092304" calcext:value-type="float">
            <text:p>0.041486772092304</text:p>
          </table:table-cell>
          <table:table-cell table:formula="of:=[.D5]-[.$J5]" office:value-type="float" office:value="0.008454269616611" calcext:value-type="float">
            <text:p>0.008454269616611</text:p>
          </table:table-cell>
          <table:table-cell table:formula="of:=[.E5]-[.$J5]" office:value-type="float" office:value="0.000476991392692999" calcext:value-type="float">
            <text:p>0.000476991392693</text:p>
          </table:table-cell>
          <table:table-cell table:formula="of:=[.F5]-[.$J5]" office:value-type="float" office:value="0.0000872253538709983" calcext:value-type="float">
            <text:p>8.72253538709983E-05</text:p>
          </table:table-cell>
          <table:table-cell table:formula="of:=[.G5]-[.$J5]" office:value-type="float" office:value="0.00000370568264899951" calcext:value-type="float">
            <text:p>3.70568264899951E-06</text:p>
          </table:table-cell>
          <table:table-cell table:formula="of:=[.H5]-[.$J5]" office:value-type="float" office:value="0.000000750202920000997" calcext:value-type="float">
            <text:p>7.50202920000997E-07</text:p>
          </table:table-cell>
          <table:table-cell table:formula="of:=[.I5]-[.$J5]" office:value-type="float" office:value="0.0000000157478450002468" calcext:value-type="float">
            <text:p>1.57478450002468E-08</text:p>
          </table:table-cell>
          <table:table-cell/>
        </table:table-row>
        <table:table-row table:style-name="ro18">
          <table:table-cell office:value-type="float" office:value="0.06875" calcext:value-type="float">
            <text:p>0.06875</text:p>
          </table:table-cell>
          <table:table-cell office:value-type="float" office:value="0.356379207490249" calcext:value-type="float">
            <text:p>0.356379207490249</text:p>
          </table:table-cell>
          <table:table-cell office:value-type="float" office:value="0.144411961546425" calcext:value-type="float">
            <text:p>0.144411961546425</text:p>
          </table:table-cell>
          <table:table-cell office:value-type="float" office:value="0.009148334298392" calcext:value-type="float">
            <text:p>0.009148334298392</text:p>
          </table:table-cell>
          <table:table-cell office:value-type="float" office:value="0.007161488621408" calcext:value-type="float">
            <text:p>0.007161488621408</text:p>
          </table:table-cell>
          <table:table-cell office:value-type="float" office:value="0.005447254564457" calcext:value-type="float">
            <text:p>0.005447254564457</text:p>
          </table:table-cell>
          <table:table-cell office:value-type="float" office:value="0.005429489375151" calcext:value-type="float">
            <text:p>0.005429489375151</text:p>
          </table:table-cell>
          <table:table-cell office:value-type="float" office:value="0.005421196617168" calcext:value-type="float">
            <text:p>0.005421196617168</text:p>
          </table:table-cell>
          <table:table-cell office:value-type="float" office:value="0.005419841600024" calcext:value-type="float">
            <text:p>0.005419841600024</text:p>
          </table:table-cell>
          <table:table-cell office:value-type="float" office:value="0.005419784024372" calcext:value-type="float">
            <text:p>0.005419784024372</text:p>
          </table:table-cell>
          <table:table-cell table:formula="of:=[.B6]-[.J6]" office:value-type="float" office:value="0.350959423465877" calcext:value-type="float">
            <text:p>0.350959423465877</text:p>
          </table:table-cell>
          <table:table-cell table:formula="of:=[.C6]-[.$J6]" office:value-type="float" office:value="0.138992177522053" calcext:value-type="float">
            <text:p>0.138992177522053</text:p>
          </table:table-cell>
          <table:table-cell table:formula="of:=[.D6]-[.$J6]" office:value-type="float" office:value="0.00372855027402" calcext:value-type="float">
            <text:p>0.00372855027402</text:p>
          </table:table-cell>
          <table:table-cell table:formula="of:=[.E6]-[.$J6]" office:value-type="float" office:value="0.001741704597036" calcext:value-type="float">
            <text:p>0.001741704597036</text:p>
          </table:table-cell>
          <table:table-cell table:formula="of:=[.F6]-[.$J6]" office:value-type="float" office:value="0.0000274705400850001" calcext:value-type="float">
            <text:p>2.74705400850001E-05</text:p>
          </table:table-cell>
          <table:table-cell table:formula="of:=[.G6]-[.$J6]" office:value-type="float" office:value="0.00000970535077900007" calcext:value-type="float">
            <text:p>9.70535077900007E-06</text:p>
          </table:table-cell>
          <table:table-cell table:formula="of:=[.H6]-[.$J6]" office:value-type="float" office:value="0.0000014125927959999" calcext:value-type="float">
            <text:p>1.4125927959999E-06</text:p>
          </table:table-cell>
          <table:table-cell table:formula="of:=[.I6]-[.$J6]" office:value-type="float" office:value="0.0000000575756519995141" calcext:value-type="float">
            <text:p>5.75756519995141E-08</text:p>
          </table:table-cell>
          <table:table-cell/>
        </table:table-row>
        <table:table-row table:style-name="ro18">
          <table:table-cell office:value-type="string" calcext:value-type="string">
            <text:p>0.034</text:p>
            <text:p>375</text:p>
          </table:table-cell>
          <table:table-cell table:number-columns-repeated="2" office:value-type="float" office:value="0.178083597720514" calcext:value-type="float">
            <text:p>0.178083597720514</text:p>
          </table:table-cell>
          <table:table-cell office:value-type="float" office:value="0.035065217180838" calcext:value-type="float">
            <text:p>0.035065217180838</text:p>
          </table:table-cell>
          <table:table-cell office:value-type="float" office:value="0.001681988271387" calcext:value-type="float">
            <text:p>0.001681988271387</text:p>
          </table:table-cell>
          <table:table-cell office:value-type="float" office:value="0.001708890180809" calcext:value-type="float">
            <text:p>0.001708890180809</text:p>
          </table:table-cell>
          <table:table-cell office:value-type="float" office:value="0.001359595655944" calcext:value-type="float">
            <text:p>0.001359595655944</text:p>
          </table:table-cell>
          <table:table-cell office:value-type="float" office:value="0.001356523080576" calcext:value-type="float">
            <text:p>0.001356523080576</text:p>
          </table:table-cell>
          <table:table-cell table:style-name="ce29" office:value-type="float" office:value="0.001355256620807" calcext:value-type="float">
            <text:p>0.001355256620807</text:p>
          </table:table-cell>
          <table:table-cell table:style-name="ce27" office:value-type="float" office:value="0.001355317472243" calcext:value-type="float">
            <text:p>0.001355317472243</text:p>
          </table:table-cell>
          <table:table-cell table:formula="of:=[.B7]-[.J7]" office:value-type="float" office:value="0.176728280248271" calcext:value-type="float">
            <text:p>0.176728280248271</text:p>
          </table:table-cell>
          <table:table-cell table:formula="of:=[.C7]-[.$J7]" office:value-type="float" office:value="0.176728280248271" calcext:value-type="float">
            <text:p>0.176728280248271</text:p>
          </table:table-cell>
          <table:table-cell table:formula="of:=[.D7]-[.$J7]" office:value-type="float" office:value="0.033709899708595" calcext:value-type="float">
            <text:p>0.033709899708595</text:p>
          </table:table-cell>
          <table:table-cell table:formula="of:=[.E7]-[.$J7]" office:value-type="float" office:value="0.000326670799144" calcext:value-type="float">
            <text:p>0.000326670799144</text:p>
          </table:table-cell>
          <table:table-cell table:formula="of:=[.F7]-[.$J7]" office:value-type="float" office:value="0.000353572708566" calcext:value-type="float">
            <text:p>0.000353572708566</text:p>
          </table:table-cell>
          <table:table-cell table:formula="of:=[.G7]-[.$J7]" office:value-type="float" office:value="0.00000427818370100008" calcext:value-type="float">
            <text:p>4.27818370100008E-06</text:p>
          </table:table-cell>
          <table:table-cell table:formula="of:=[.H7]-[.$J7]" office:value-type="float" office:value="0.00000120560833300008" calcext:value-type="float">
            <text:p>1.20560833300008E-06</text:p>
          </table:table-cell>
          <table:table-cell table:formula="of:=[.I7]-[.$J7]" office:value-type="float" office:value="-0.000000060851435999907" calcext:value-type="float">
            <text:p>-6.0851435999907E-08</text:p>
          </table:table-cell>
          <table:table-cell/>
        </table:table-row>
        <table:table-row table:style-name="ro18">
          <table:table-cell office:value-type="string" calcext:value-type="string">
            <text:p>0.017</text:p>
            <text:p>1875</text:p>
          </table:table-cell>
          <table:table-cell table:number-columns-repeated="2" office:value-type="float" office:value="0.089013570445204" calcext:value-type="float">
            <text:p>0.089013570445204</text:p>
          </table:table-cell>
          <table:table-cell office:value-type="float" office:value="0.067672280512329" calcext:value-type="float">
            <text:p>0.067672280512329</text:p>
          </table:table-cell>
          <table:table-cell office:value-type="float" office:value="0.001734008080667" calcext:value-type="float">
            <text:p>0.001734008080667</text:p>
          </table:table-cell>
          <table:table-cell office:value-type="float" office:value="0.000446969153397" calcext:value-type="float">
            <text:p>0.000446969153397</text:p>
          </table:table-cell>
          <table:table-cell office:value-type="float" office:value="0.000403687459245" calcext:value-type="float">
            <text:p>0.000403687459245</text:p>
          </table:table-cell>
          <table:table-cell office:value-type="float" office:value="0.000339488011778" calcext:value-type="float">
            <text:p>0.000339488011778</text:p>
          </table:table-cell>
          <table:table-cell office:value-type="float" office:value="0.000339016495213" calcext:value-type="float">
            <text:p>0.000339016495213</text:p>
          </table:table-cell>
          <table:table-cell office:value-type="float" office:value="0.000338900201217" calcext:value-type="float">
            <text:p>0.000338900201217</text:p>
          </table:table-cell>
          <table:table-cell table:formula="of:=[.B8]-[.J8]" office:value-type="float" office:value="0.088674670243987" calcext:value-type="float">
            <text:p>0.088674670243987</text:p>
          </table:table-cell>
          <table:table-cell table:formula="of:=[.C8]-[.$J8]" office:value-type="float" office:value="0.088674670243987" calcext:value-type="float">
            <text:p>0.088674670243987</text:p>
          </table:table-cell>
          <table:table-cell table:formula="of:=[.D8]-[.$J8]" office:value-type="float" office:value="0.067333380311112" calcext:value-type="float">
            <text:p>0.067333380311112</text:p>
          </table:table-cell>
          <table:table-cell table:formula="of:=[.E8]-[.$J8]" office:value-type="float" office:value="0.00139510787945" calcext:value-type="float">
            <text:p>0.00139510787945</text:p>
          </table:table-cell>
          <table:table-cell table:formula="of:=[.F8]-[.$J8]" office:value-type="float" office:value="0.00010806895218" calcext:value-type="float">
            <text:p>0.00010806895218</text:p>
          </table:table-cell>
          <table:table-cell table:formula="of:=[.G8]-[.$J8]" office:value-type="float" office:value="0.000064787258028" calcext:value-type="float">
            <text:p>6.4787258028E-05</text:p>
          </table:table-cell>
          <table:table-cell table:formula="of:=[.H8]-[.$J8]" office:value-type="float" office:value="0.000000587810560999966" calcext:value-type="float">
            <text:p>5.87810560999966E-07</text:p>
          </table:table-cell>
          <table:table-cell table:formula="of:=[.I8]-[.$J8]" office:value-type="float" office:value="0.000000116293996" calcext:value-type="float">
            <text:p>1.16293996E-07</text:p>
          </table:table-cell>
          <table:table-cell/>
        </table:table-row>
        <table:table-row table:style-name="ro18">
          <table:table-cell office:value-type="string" calcext:value-type="string">
            <text:p>0.0085</text:p>
            <text:p>9375</text:p>
          </table:table-cell>
          <table:table-cell table:number-columns-repeated="3" office:value-type="float" office:value="0.044499519623729" calcext:value-type="float">
            <text:p>0.044499519623729</text:p>
          </table:table-cell>
          <table:table-cell office:value-type="float" office:value="0.005736118630249" calcext:value-type="float">
            <text:p>0.005736118630249</text:p>
          </table:table-cell>
          <table:table-cell office:value-type="float" office:value="0.000160438674433" calcext:value-type="float">
            <text:p>0.000160438674433</text:p>
          </table:table-cell>
          <table:table-cell office:value-type="float" office:value="0.000113513473451" calcext:value-type="float">
            <text:p>0.000113513473451</text:p>
          </table:table-cell>
          <table:table-cell office:value-type="float" office:value="0.000094359289129" calcext:value-type="float">
            <text:p>9.4359289129E-05</text:p>
          </table:table-cell>
          <table:table-cell office:value-type="float" office:value="0.000084807120803" calcext:value-type="float">
            <text:p>8.4807120803E-05</text:p>
          </table:table-cell>
          <table:table-cell office:value-type="float" office:value="0.000084734749338" calcext:value-type="float">
            <text:p>8.4734749338E-05</text:p>
          </table:table-cell>
          <table:table-cell table:formula="of:=[.B9]-[.J9]" office:value-type="float" office:value="0.044414784874391" calcext:value-type="float">
            <text:p>0.044414784874391</text:p>
          </table:table-cell>
          <table:table-cell table:formula="of:=[.C9]-[.$J9]" office:value-type="float" office:value="0.044414784874391" calcext:value-type="float">
            <text:p>0.044414784874391</text:p>
          </table:table-cell>
          <table:table-cell table:formula="of:=[.D9]-[.$J9]" office:value-type="float" office:value="0.044414784874391" calcext:value-type="float">
            <text:p>0.044414784874391</text:p>
          </table:table-cell>
          <table:table-cell table:formula="of:=[.E9]-[.$J9]" office:value-type="float" office:value="0.005651383880911" calcext:value-type="float">
            <text:p>0.005651383880911</text:p>
          </table:table-cell>
          <table:table-cell table:formula="of:=[.F9]-[.$J9]" office:value-type="float" office:value="0.000075703925095" calcext:value-type="float">
            <text:p>7.5703925095E-05</text:p>
          </table:table-cell>
          <table:table-cell table:formula="of:=[.G9]-[.$J9]" office:value-type="float" office:value="0.000028778724113" calcext:value-type="float">
            <text:p>2.8778724113E-05</text:p>
          </table:table-cell>
          <table:table-cell table:formula="of:=[.H9]-[.$J9]" office:value-type="float" office:value="0.000009624539791" calcext:value-type="float">
            <text:p>9.624539791E-06</text:p>
          </table:table-cell>
          <table:table-cell table:formula="of:=[.I9]-[.$J9]" office:value-type="float" office:value="0.0000000723714650000039" calcext:value-type="float">
            <text:p>7.23714650000039E-08</text:p>
          </table:table-cell>
          <table:table-cell/>
        </table:table-row>
        <table:table-row table:style-name="ro18">
          <table:table-cell office:value-type="string" calcext:value-type="string">
            <text:p>0.0042</text:p>
            <text:p>96875</text:p>
          </table:table-cell>
          <table:table-cell table:number-columns-repeated="4" office:value-type="float" office:value="0.022247917823159" calcext:value-type="float">
            <text:p>0.022247917823159</text:p>
          </table:table-cell>
          <table:table-cell office:value-type="float" office:value="0.001337730631467" calcext:value-type="float">
            <text:p>0.001337730631467</text:p>
          </table:table-cell>
          <table:table-cell office:value-type="float" office:value="0.00002881654545" calcext:value-type="float">
            <text:p>2.881654545E-05</text:p>
          </table:table-cell>
          <table:table-cell office:value-type="float" office:value="0.000028235130548" calcext:value-type="float">
            <text:p>2.8235130548E-05</text:p>
          </table:table-cell>
          <table:table-cell office:value-type="float" office:value="0.000022144144983" calcext:value-type="float">
            <text:p>2.2144144983E-05</text:p>
          </table:table-cell>
          <table:table-cell office:value-type="float" office:value="0.000021189944833" calcext:value-type="float">
            <text:p>2.1189944833E-05</text:p>
          </table:table-cell>
          <table:table-cell table:formula="of:=[.B10]-[.J10]" office:value-type="float" office:value="0.022226727878326" calcext:value-type="float">
            <text:p>0.022226727878326</text:p>
          </table:table-cell>
          <table:table-cell table:formula="of:=[.C10]-[.$J10]" office:value-type="float" office:value="0.022226727878326" calcext:value-type="float">
            <text:p>0.022226727878326</text:p>
          </table:table-cell>
          <table:table-cell table:formula="of:=[.D10]-[.$J10]" office:value-type="float" office:value="0.022226727878326" calcext:value-type="float">
            <text:p>0.022226727878326</text:p>
          </table:table-cell>
          <table:table-cell table:formula="of:=[.E10]-[.$J10]" office:value-type="float" office:value="0.022226727878326" calcext:value-type="float">
            <text:p>0.022226727878326</text:p>
          </table:table-cell>
          <table:table-cell table:formula="of:=[.F10]-[.$J10]" office:value-type="float" office:value="0.001316540686634" calcext:value-type="float">
            <text:p>0.001316540686634</text:p>
          </table:table-cell>
          <table:table-cell table:formula="of:=[.G10]-[.$J10]" office:value-type="float" office:value="0.000007626600617" calcext:value-type="float">
            <text:p>7.626600617E-06</text:p>
          </table:table-cell>
          <table:table-cell table:formula="of:=[.H10]-[.$J10]" office:value-type="float" office:value="0.000007045185715" calcext:value-type="float">
            <text:p>7.045185715E-06</text:p>
          </table:table-cell>
          <table:table-cell table:formula="of:=[.I10]-[.$J10]" office:value-type="float" office:value="0.000000954200149999999" calcext:value-type="float">
            <text:p>9.54200149999999E-07</text:p>
          </table:table-cell>
          <table:table-cell/>
        </table:table-row>
        <table:table-row table:style-name="ro18">
          <table:table-cell office:value-type="string" calcext:value-type="string">
            <text:p>0.00214</text:p>
            <text:p>84375</text:p>
          </table:table-cell>
          <table:table-cell table:number-columns-repeated="4" office:value-type="float" office:value="0.011123495245648" calcext:value-type="float">
            <text:p>0.011123495245648</text:p>
          </table:table-cell>
          <table:table-cell office:value-type="float" office:value="0.004598011966773" calcext:value-type="float">
            <text:p>0.004598011966773</text:p>
          </table:table-cell>
          <table:table-cell office:value-type="float" office:value="0.000065504558586" calcext:value-type="float">
            <text:p>6.5504558586E-05</text:p>
          </table:table-cell>
          <table:table-cell office:value-type="float" office:value="0.000007137768799" calcext:value-type="float">
            <text:p>7.137768799E-06</text:p>
          </table:table-cell>
          <table:table-cell office:value-type="float" office:value="0.000007091587613" calcext:value-type="float">
            <text:p>7.091587613E-06</text:p>
          </table:table-cell>
          <table:table-cell office:value-type="float" office:value="0.000005245030496" calcext:value-type="float">
            <text:p>5.245030496E-06</text:p>
          </table:table-cell>
          <table:table-cell table:formula="of:=[.B11]-[.J11]" office:value-type="float" office:value="0.011118250215152" calcext:value-type="float">
            <text:p>0.011118250215152</text:p>
          </table:table-cell>
          <table:table-cell table:formula="of:=[.C11]-[.$J11]" office:value-type="float" office:value="0.011118250215152" calcext:value-type="float">
            <text:p>0.011118250215152</text:p>
          </table:table-cell>
          <table:table-cell table:formula="of:=[.D11]-[.$J11]" office:value-type="float" office:value="0.011118250215152" calcext:value-type="float">
            <text:p>0.011118250215152</text:p>
          </table:table-cell>
          <table:table-cell table:formula="of:=[.E11]-[.$J11]" office:value-type="float" office:value="0.011118250215152" calcext:value-type="float">
            <text:p>0.011118250215152</text:p>
          </table:table-cell>
          <table:table-cell table:formula="of:=[.F11]-[.$J11]" office:value-type="float" office:value="0.004592766936277" calcext:value-type="float">
            <text:p>0.004592766936277</text:p>
          </table:table-cell>
          <table:table-cell table:formula="of:=[.G11]-[.$J11]" office:value-type="float" office:value="0.00006025952809" calcext:value-type="float">
            <text:p>6.025952809E-05</text:p>
          </table:table-cell>
          <table:table-cell table:formula="of:=[.H11]-[.$J11]" office:value-type="float" office:value="0.000001892738303" calcext:value-type="float">
            <text:p>1.892738303E-06</text:p>
          </table:table-cell>
          <table:table-cell table:formula="of:=[.I11]-[.$J11]" office:value-type="float" office:value="0.000001846557117" calcext:value-type="float">
            <text:p>1.846557117E-06</text:p>
          </table:table-cell>
          <table:table-cell/>
        </table:table-row>
        <table:table-row table:style-name="ro18">
          <table:table-cell office:value-type="string" calcext:value-type="string">
            <text:p>0.0010</text:p>
            <text:p>7421875</text:p>
          </table:table-cell>
          <table:table-cell table:number-columns-repeated="5" office:value-type="float" office:value="0.005561631312001" calcext:value-type="float">
            <text:p>0.005561631312001</text:p>
          </table:table-cell>
          <table:table-cell office:value-type="float" office:value="0.001044043827324" calcext:value-type="float">
            <text:p>0.001044043827324</text:p>
          </table:table-cell>
          <table:table-cell office:value-type="float" office:value="0.000005292676224" calcext:value-type="float">
            <text:p>5.292676224E-06</text:p>
          </table:table-cell>
          <table:table-cell table:style-name="ce29" office:value-type="float" office:value="0.000001768537634" calcext:value-type="float">
            <text:p>1.768537634E-06</text:p>
          </table:table-cell>
          <table:table-cell table:style-name="ce27" office:value-type="float" office:value="0.000001771823944" calcext:value-type="float">
            <text:p>1.771823944E-06</text:p>
          </table:table-cell>
          <table:table-cell table:formula="of:=[.B12]-[.J12]" office:value-type="float" office:value="0.005559859488057" calcext:value-type="float">
            <text:p>0.005559859488057</text:p>
          </table:table-cell>
          <table:table-cell table:formula="of:=[.C12]-[.$J12]" office:value-type="float" office:value="0.005559859488057" calcext:value-type="float">
            <text:p>0.005559859488057</text:p>
          </table:table-cell>
          <table:table-cell table:formula="of:=[.D12]-[.$J12]" office:value-type="float" office:value="0.005559859488057" calcext:value-type="float">
            <text:p>0.005559859488057</text:p>
          </table:table-cell>
          <table:table-cell table:formula="of:=[.E12]-[.$J12]" office:value-type="float" office:value="0.005559859488057" calcext:value-type="float">
            <text:p>0.005559859488057</text:p>
          </table:table-cell>
          <table:table-cell table:formula="of:=[.F12]-[.$J12]" office:value-type="float" office:value="0.005559859488057" calcext:value-type="float">
            <text:p>0.005559859488057</text:p>
          </table:table-cell>
          <table:table-cell table:formula="of:=[.G12]-[.$J12]" office:value-type="float" office:value="0.00104227200338" calcext:value-type="float">
            <text:p>0.00104227200338</text:p>
          </table:table-cell>
          <table:table-cell table:formula="of:=[.H12]-[.$J12]" office:value-type="float" office:value="0.00000352085228" calcext:value-type="float">
            <text:p>3.52085228E-06</text:p>
          </table:table-cell>
          <table:table-cell table:formula="of:=[.I12]-[.$J12]" office:value-type="float" office:value="-0.00000000328630999999993" calcext:value-type="float">
            <text:p>-3.28630999999993E-09</text:p>
          </table:table-cell>
          <table:table-cell/>
        </table:table-row>
        <table:table-row table:style-name="ro18">
          <table:table-cell office:value-type="string" calcext:value-type="string">
            <text:p>0.000537</text:p>
            <text:p>109375</text:p>
          </table:table-cell>
          <table:table-cell table:number-columns-repeated="5" office:value-type="float" office:value="0.002780786529266" calcext:value-type="float">
            <text:p>0.002780786529266</text:p>
          </table:table-cell>
          <table:table-cell office:value-type="float" office:value="0.002169515921723" calcext:value-type="float">
            <text:p>0.002169515921723</text:p>
          </table:table-cell>
          <table:table-cell office:value-type="float" office:value="0.000047664411632" calcext:value-type="float">
            <text:p>4.7664411632E-05</text:p>
          </table:table-cell>
          <table:table-cell office:value-type="float" office:value="0.000000610446433" calcext:value-type="float">
            <text:p>6.10446433E-07</text:p>
          </table:table-cell>
          <table:table-cell office:value-type="float" office:value="0.000000443135526" calcext:value-type="float">
            <text:p>4.43135526E-07</text:p>
          </table:table-cell>
          <table:table-cell table:formula="of:=[.B13]-[.J13]" office:value-type="float" office:value="0.00278034339374" calcext:value-type="float">
            <text:p>0.00278034339374</text:p>
          </table:table-cell>
          <table:table-cell table:formula="of:=[.C13]-[.$J13]" office:value-type="float" office:value="0.00278034339374" calcext:value-type="float">
            <text:p>0.00278034339374</text:p>
          </table:table-cell>
          <table:table-cell table:formula="of:=[.D13]-[.$J13]" office:value-type="float" office:value="0.00278034339374" calcext:value-type="float">
            <text:p>0.00278034339374</text:p>
          </table:table-cell>
          <table:table-cell table:formula="of:=[.E13]-[.$J13]" office:value-type="float" office:value="0.00278034339374" calcext:value-type="float">
            <text:p>0.00278034339374</text:p>
          </table:table-cell>
          <table:table-cell table:formula="of:=[.F13]-[.$J13]" office:value-type="float" office:value="0.00278034339374" calcext:value-type="float">
            <text:p>0.00278034339374</text:p>
          </table:table-cell>
          <table:table-cell table:formula="of:=[.G13]-[.$J13]" office:value-type="float" office:value="0.002169072786197" calcext:value-type="float">
            <text:p>0.002169072786197</text:p>
          </table:table-cell>
          <table:table-cell table:formula="of:=[.H13]-[.$J13]" office:value-type="float" office:value="0.000047221276106" calcext:value-type="float">
            <text:p>4.7221276106E-05</text:p>
          </table:table-cell>
          <table:table-cell table:formula="of:=[.I13]-[.$J13]" office:value-type="float" office:value="0.000000167310907" calcext:value-type="float">
            <text:p>1.67310907E-07</text:p>
          </table:table-cell>
          <table:table-cell/>
        </table:table-row>
        <table:table-row table:style-name="ro18">
          <table:table-cell office:value-type="string" calcext:value-type="string">
            <text:p>0.00026</text:p>
            <text:p>85546875</text:p>
          </table:table-cell>
          <table:table-cell table:number-columns-repeated="6" office:value-type="float" office:value="0.001390385976814" calcext:value-type="float">
            <text:p>0.001390385976814</text:p>
          </table:table-cell>
          <table:table-cell office:value-type="float" office:value="0.000189430358706" calcext:value-type="float">
            <text:p>0.000189430358706</text:p>
          </table:table-cell>
          <table:table-cell office:value-type="float" office:value="0.000002878938532" calcext:value-type="float">
            <text:p>2.878938532E-06</text:p>
          </table:table-cell>
          <table:table-cell office:value-type="float" office:value="0.000000110705368" calcext:value-type="float">
            <text:p>1.10705368E-07</text:p>
          </table:table-cell>
          <table:table-cell table:formula="of:=[.B14]-[.J14]" office:value-type="float" office:value="0.001390275271446" calcext:value-type="float">
            <text:p>0.001390275271446</text:p>
          </table:table-cell>
          <table:table-cell table:formula="of:=[.C14]-[.$J14]" office:value-type="float" office:value="0.001390275271446" calcext:value-type="float">
            <text:p>0.001390275271446</text:p>
          </table:table-cell>
          <table:table-cell table:formula="of:=[.D14]-[.$J14]" office:value-type="float" office:value="0.001390275271446" calcext:value-type="float">
            <text:p>0.001390275271446</text:p>
          </table:table-cell>
          <table:table-cell table:formula="of:=[.E14]-[.$J14]" office:value-type="float" office:value="0.001390275271446" calcext:value-type="float">
            <text:p>0.001390275271446</text:p>
          </table:table-cell>
          <table:table-cell table:formula="of:=[.F14]-[.$J14]" office:value-type="float" office:value="0.001390275271446" calcext:value-type="float">
            <text:p>0.001390275271446</text:p>
          </table:table-cell>
          <table:table-cell table:formula="of:=[.G14]-[.$J14]" office:value-type="float" office:value="0.001390275271446" calcext:value-type="float">
            <text:p>0.001390275271446</text:p>
          </table:table-cell>
          <table:table-cell table:formula="of:=[.H14]-[.$J14]" office:value-type="float" office:value="0.000189319653338" calcext:value-type="float">
            <text:p>0.000189319653338</text:p>
          </table:table-cell>
          <table:table-cell table:formula="of:=[.I14]-[.$J14]" office:value-type="float" office:value="0.000002768233164" calcext:value-type="float">
            <text:p>2.768233164E-06</text:p>
          </table:table-cell>
          <table:table-cell/>
        </table:table-row>
        <table:table-row table:style-name="ro18">
          <table:table-cell office:value-type="string" calcext:value-type="string">
            <text:p>0.0001342</text:p>
            <text:p>7734375</text:p>
          </table:table-cell>
          <table:table-cell table:number-columns-repeated="7" office:value-type="float" office:value="0.00069519116583" calcext:value-type="float">
            <text:p>0.00069519116583</text:p>
          </table:table-cell>
          <table:table-cell office:value-type="float" office:value="0.000043989711713" calcext:value-type="float">
            <text:p>4.3989711713E-05</text:p>
          </table:table-cell>
          <table:table-cell office:value-type="float" office:value="0.000000217929331" calcext:value-type="float">
            <text:p>2.17929331E-07</text:p>
          </table:table-cell>
          <table:table-cell table:formula="of:=[.B15]-[.J15]" office:value-type="float" office:value="0.000694973236499" calcext:value-type="float">
            <text:p>0.000694973236499</text:p>
          </table:table-cell>
          <table:table-cell table:formula="of:=[.C15]-[.$J15]" office:value-type="float" office:value="0.000694973236499" calcext:value-type="float">
            <text:p>0.000694973236499</text:p>
          </table:table-cell>
          <table:table-cell table:formula="of:=[.D15]-[.$J15]" office:value-type="float" office:value="0.000694973236499" calcext:value-type="float">
            <text:p>0.000694973236499</text:p>
          </table:table-cell>
          <table:table-cell table:formula="of:=[.E15]-[.$J15]" office:value-type="float" office:value="0.000694973236499" calcext:value-type="float">
            <text:p>0.000694973236499</text:p>
          </table:table-cell>
          <table:table-cell table:formula="of:=[.F15]-[.$J15]" office:value-type="float" office:value="0.000694973236499" calcext:value-type="float">
            <text:p>0.000694973236499</text:p>
          </table:table-cell>
          <table:table-cell table:formula="of:=[.G15]-[.$J15]" office:value-type="float" office:value="0.000694973236499" calcext:value-type="float">
            <text:p>0.000694973236499</text:p>
          </table:table-cell>
          <table:table-cell table:formula="of:=[.H15]-[.$J15]" office:value-type="float" office:value="0.000694973236499" calcext:value-type="float">
            <text:p>0.000694973236499</text:p>
          </table:table-cell>
          <table:table-cell table:formula="of:=[.I15]-[.$J15]" office:value-type="float" office:value="0.000043771782382" calcext:value-type="float">
            <text:p>4.3771782382E-05</text:p>
          </table:table-cell>
          <table:table-cell/>
        </table:table-row>
        <table:table-row table:style-name="ro18">
          <table:table-cell office:value-type="string" calcext:value-type="string">
            <text:p>0.000067</text:p>
            <text:p>138671875</text:p>
          </table:table-cell>
          <table:table-cell table:number-columns-repeated="7" office:value-type="float" office:value="0.000347595127439" calcext:value-type="float">
            <text:p>0.000347595127439</text:p>
          </table:table-cell>
          <table:table-cell office:value-type="float" office:value="0.000149183286887" calcext:value-type="float">
            <text:p>0.000149183286887</text:p>
          </table:table-cell>
          <table:table-cell office:value-type="float" office:value="0.000002021947798" calcext:value-type="float">
            <text:p>2.021947798E-06</text:p>
          </table:table-cell>
          <table:table-cell table:formula="of:=[.B16]-[.J16]" office:value-type="float" office:value="0.000345573179641" calcext:value-type="float">
            <text:p>0.000345573179641</text:p>
          </table:table-cell>
          <table:table-cell table:formula="of:=[.C16]-[.$J16]" office:value-type="float" office:value="0.000345573179641" calcext:value-type="float">
            <text:p>0.000345573179641</text:p>
          </table:table-cell>
          <table:table-cell table:formula="of:=[.D16]-[.$J16]" office:value-type="float" office:value="0.000345573179641" calcext:value-type="float">
            <text:p>0.000345573179641</text:p>
          </table:table-cell>
          <table:table-cell table:formula="of:=[.E16]-[.$J16]" office:value-type="float" office:value="0.000345573179641" calcext:value-type="float">
            <text:p>0.000345573179641</text:p>
          </table:table-cell>
          <table:table-cell table:formula="of:=[.F16]-[.$J16]" office:value-type="float" office:value="0.000345573179641" calcext:value-type="float">
            <text:p>0.000345573179641</text:p>
          </table:table-cell>
          <table:table-cell table:formula="of:=[.G16]-[.$J16]" office:value-type="float" office:value="0.000345573179641" calcext:value-type="float">
            <text:p>0.000345573179641</text:p>
          </table:table-cell>
          <table:table-cell table:formula="of:=[.H16]-[.$J16]" office:value-type="float" office:value="0.000345573179641" calcext:value-type="float">
            <text:p>0.000345573179641</text:p>
          </table:table-cell>
          <table:table-cell table:formula="of:=[.I16]-[.$J16]" office:value-type="float" office:value="0.000147161339089" calcext:value-type="float">
            <text:p>0.0001471613390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5" loext:min-decimal-places="1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htenshtein </meta:initial-creator>
    <meta:creation-date>2016-12-18T20:08:46.437987751</meta:creation-date>
    <dc:date>2016-12-19T09:11:56.569618664</dc:date>
    <dc:creator>ulihtenshtein </dc:creator>
    <meta:editing-duration>PT53M25S</meta:editing-duration>
    <meta:editing-cycles>4</meta:editing-cycles>
    <meta:generator>LibreOffice/5.2.1.2$Linux_X86_64 LibreOffice_project/31dd62db80d4e60af04904455ec9c9219178d620</meta:generator>
    <meta:document-statistic meta:table-count="6" meta:cell-count="822" meta:object-count="0"/>
  </office:meta>
</office:document-meta>
</file>